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0.9591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3063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05">
            <text:p>10.5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81">
            <text:p>18.1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21">
            <text:p>22.1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0164">
            <text:p>1016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0474">
            <text:p>1047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2338">
            <text:p>1233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2-25">
            <text:p>2020-12-25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6 - 1.05)">
            <text:p>(0.6 - 1.05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63">
            <text:p>0.6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3" table:default-cell-style-name="Default"/>
        <table:table-column table:style-name="co11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92.375">
            <text:p>692.37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18943936441313">
            <text:p>0.0518943936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690871281418">
            <text:p>1.1869087128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3.7005312101692">
            <text:p>13.7005312102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57.75">
            <text:p>757.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22910772203437">
            <text:p>0.052291077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837810951466">
            <text:p>1.1883781095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3.5991832587176">
            <text:p>13.599183258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501.75">
            <text:p>501.75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308978385368557">
            <text:p>0.0308978385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1001360067444">
            <text:p>1.1100136007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2.7783327266529">
            <text:p>22.7783327267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98">
            <text:p>15798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301.625">
            <text:p>301.625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90926066590708">
            <text:p>0.0190926067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6753859745966">
            <text:p>1.0675385975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699">
            <text:p>14699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341.5">
            <text:p>341.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232328729845568">
            <text:p>0.023232873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823729975647">
            <text:p>1.0823729976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30.1800065810083">
            <text:p>30.180006581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748">
            <text:p>15748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370.375">
            <text:p>370.3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235188595377191">
            <text:p>0.0235188595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8340015641977">
            <text:p>1.0834001564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29.8172032877298">
            <text:p>29.817203287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262">
            <text:p>11262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838.75">
            <text:p>838.75</text:p>
          </table:table-cell>
          <table:table-cell office:value-type="float" office:value="436.25">
            <text:p>436.25</text:p>
          </table:table-cell>
          <table:table-cell office:value-type="float" office:value="0.0733140067134574">
            <text:p>0.0733140067</text:p>
          </table:table-cell>
          <table:table-cell office:value-type="float" office:value="0.0744761143668975">
            <text:p>0.0744761144</text:p>
          </table:table-cell>
          <table:table-cell office:value-type="float" office:value="0.0270979563948071">
            <text:p>0.0270979564</text:p>
          </table:table-cell>
          <table:table-cell office:value-type="float" office:value="1.26713391291465">
            <text:p>1.2671339129</text:p>
          </table:table-cell>
          <table:table-cell office:value-type="float" office:value="1.27153791584208">
            <text:p>1.2715379158</text:p>
          </table:table-cell>
          <table:table-cell office:value-type="float" office:value="1.09628207389374">
            <text:p>1.0962820739</text:p>
          </table:table-cell>
          <table:table-cell office:value-type="float" office:value="9.79698588120526">
            <text:p>9.7969858812</text:p>
          </table:table-cell>
          <table:table-cell office:value-type="float" office:value="9.64939763120731">
            <text:p>9.6493976312</text:p>
          </table:table-cell>
          <table:table-cell office:value-type="float" office:value="25.9243448684809">
            <text:p>25.924344868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820">
            <text:p>10820</text:p>
          </table:table-cell>
          <table:table-cell office:value-type="float" office:value="15820">
            <text:p>15820</text:p>
          </table:table-cell>
          <table:table-cell office:value-type="float" office:value="467.875">
            <text:p>467.875</text:p>
          </table:table-cell>
          <table:table-cell office:value-type="float" office:value="151.375">
            <text:p>151.375</text:p>
          </table:table-cell>
          <table:table-cell office:value-type="float" office:value="381.125">
            <text:p>381.125</text:p>
          </table:table-cell>
          <table:table-cell office:value-type="float" office:value="0.0664784029553851">
            <text:p>0.066478403</text:p>
          </table:table-cell>
          <table:table-cell office:value-type="float" office:value="0.0139902957486137">
            <text:p>0.0139902957</text:p>
          </table:table-cell>
          <table:table-cell office:value-type="float" office:value="0.0240913400758534">
            <text:p>0.0240913401</text:p>
          </table:table-cell>
          <table:table-cell office:value-type="float" office:value="1.24133639134046">
            <text:p>1.2413363913</text:p>
          </table:table-cell>
          <table:table-cell office:value-type="float" office:value="1.04934966273541">
            <text:p>1.0493496627</text:p>
          </table:table-cell>
          <table:table-cell office:value-type="float" office:value="1.08545725989212">
            <text:p>1.0854572599</text:p>
          </table:table-cell>
          <table:table-cell office:value-type="float" office:value="10.7695082632856">
            <text:p>10.7695082633</text:p>
          </table:table-cell>
          <table:table-cell office:value-type="float" office:value="0">
            <text:p>0</text:p>
          </table:table-cell>
          <table:table-cell office:value-type="float" office:value="29.116830925622">
            <text:p>29.1168309256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910">
            <text:p>10910</text:p>
          </table:table-cell>
          <table:table-cell office:value-type="float" office:value="15867">
            <text:p>15867</text:p>
          </table:table-cell>
          <table:table-cell office:value-type="float" office:value="347.5">
            <text:p>347.5</text:p>
          </table:table-cell>
          <table:table-cell office:value-type="float" office:value="187.5">
            <text:p>187.5</text:p>
          </table:table-cell>
          <table:table-cell office:value-type="float" office:value="466.625">
            <text:p>466.625</text:p>
          </table:table-cell>
          <table:table-cell office:value-type="float" office:value="0.0453300286981477">
            <text:p>0.0453300287</text:p>
          </table:table-cell>
          <table:table-cell office:value-type="float" office:value="0.017186067827681">
            <text:p>0.0171860678</text:p>
          </table:table-cell>
          <table:table-cell office:value-type="float" office:value="0.0294085208293943">
            <text:p>0.0294085208</text:p>
          </table:table-cell>
          <table:table-cell office:value-type="float" office:value="1.162682530987">
            <text:p>1.162682531</text:p>
          </table:table-cell>
          <table:table-cell office:value-type="float" office:value="1.06073014481454">
            <text:p>1.0607301448</text:p>
          </table:table-cell>
          <table:table-cell office:value-type="float" office:value="1.10462495065373">
            <text:p>1.1046249507</text:p>
          </table:table-cell>
          <table:table-cell office:value-type="float" office:value="15.6351389231078">
            <text:p>15.6351389231</text:p>
          </table:table-cell>
          <table:table-cell office:value-type="float" office:value="0">
            <text:p>0</text:p>
          </table:table-cell>
          <table:table-cell office:value-type="float" office:value="23.9145030830199">
            <text:p>23.914503083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180">
            <text:p>180</text:p>
          </table:table-cell>
          <table:table-cell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360">
            <text:p>11360</text:p>
          </table:table-cell>
          <table:table-cell office:value-type="float" office:value="17303">
            <text:p>17303</text:p>
          </table:table-cell>
          <table:table-cell office:value-type="float" office:value="342.5">
            <text:p>342.5</text:p>
          </table:table-cell>
          <table:table-cell office:value-type="float" office:value="255.125">
            <text:p>255.125</text:p>
          </table:table-cell>
          <table:table-cell office:value-type="float" office:value="321.5">
            <text:p>321.5</text:p>
          </table:table-cell>
          <table:table-cell office:value-type="float" office:value="0.041126320845341">
            <text:p>0.0411263208</text:p>
          </table:table-cell>
          <table:table-cell office:value-type="float" office:value="0.0224581866197183">
            <text:p>0.0224581866</text:p>
          </table:table-cell>
          <table:table-cell office:value-type="float" office:value="0.0185805929607583">
            <text:p>0.018580593</text:p>
          </table:table-cell>
          <table:table-cell office:value-type="float" office:value="1.14725721652059">
            <text:p>1.1472572165</text:p>
          </table:table-cell>
          <table:table-cell office:value-type="float" office:value="1.07959221865566">
            <text:p>1.0795922187</text:p>
          </table:table-cell>
          <table:table-cell office:value-type="float" office:value="1.06570874269481">
            <text:p>1.0657087427</text:p>
          </table:table-cell>
          <table:table-cell office:value-type="float" office:value="17.1983470247398">
            <text:p>17.1983470247</text:p>
          </table:table-cell>
          <table:table-cell office:value-type="float" office:value="31.2091886935261">
            <text:p>31.20918869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39">
            <text:p>239</text:p>
          </table:table-cell>
          <table:table-cell office:value-type="float" office:value="210">
            <text:p>210</text:p>
          </table:table-cell>
          <table:table-cell office:value-type="float" office:value="8810">
            <text:p>8810</text:p>
          </table:table-cell>
          <table:table-cell office:value-type="float" office:value="11664">
            <text:p>11664</text:p>
          </table:table-cell>
          <table:table-cell office:value-type="float" office:value="18000">
            <text:p>18000</text:p>
          </table:table-cell>
          <table:table-cell office:value-type="float" office:value="115">
            <text:p>115</text:p>
          </table:table-cell>
          <table:table-cell office:value-type="float" office:value="354.75">
            <text:p>354.75</text:p>
          </table:table-cell>
          <table:table-cell office:value-type="float" office:value="174.375">
            <text:p>174.375</text:p>
          </table:table-cell>
          <table:table-cell office:value-type="float" office:value="0.0130533484676504">
            <text:p>0.0130533485</text:p>
          </table:table-cell>
          <table:table-cell office:value-type="float" office:value="0.0304140946502058">
            <text:p>0.0304140947</text:p>
          </table:table-cell>
          <table:table-cell office:value-type="float" office:value="0.0096875">
            <text:p>0.0096875</text:p>
          </table:table-cell>
          <table:table-cell office:value-type="float" office:value="1.04602068385296">
            <text:p>1.0460206839</text:p>
          </table:table-cell>
          <table:table-cell office:value-type="float" office:value="1.10826236489637">
            <text:p>1.1082623649</text:p>
          </table:table-cell>
          <table:table-cell office:value-type="float" office:value="1.03409019140625">
            <text:p>1.0340901914</text:p>
          </table:table-cell>
          <table:table-cell office:value-type="float" office:value="0">
            <text:p>0</text:p>
          </table:table-cell>
          <table:table-cell office:value-type="float" office:value="23.1351706093187">
            <text:p>23.13517060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table:number-columns-repeated="2" office:value-type="float" office:value="286">
            <text:p>286</text:p>
          </table:table-cell>
          <table:table-cell office:value-type="float" office:value="8490">
            <text:p>8490</text:p>
          </table:table-cell>
          <table:table-cell office:value-type="float" office:value="11494">
            <text:p>11494</text:p>
          </table:table-cell>
          <table:table-cell office:value-type="float" office:value="17541">
            <text:p>17541</text:p>
          </table:table-cell>
          <table:table-cell office:value-type="float" office:value="113.375">
            <text:p>113.375</text:p>
          </table:table-cell>
          <table:table-cell office:value-type="float" office:value="241.5">
            <text:p>241.5</text:p>
          </table:table-cell>
          <table:table-cell office:value-type="float" office:value="286.5">
            <text:p>286.5</text:p>
          </table:table-cell>
          <table:table-cell office:value-type="float" office:value="0.0133539458186101">
            <text:p>0.0133539458</text:p>
          </table:table-cell>
          <table:table-cell office:value-type="float" office:value="0.0210109622411693">
            <text:p>0.0210109622</text:p>
          </table:table-cell>
          <table:table-cell office:value-type="float" office:value="0.0163331623054558">
            <text:p>0.0163331623</text:p>
          </table:table-cell>
          <table:table-cell office:value-type="float" office:value="1.04708833298823">
            <text:p>1.047088333</text:p>
          </table:table-cell>
          <table:table-cell office:value-type="float" office:value="1.07440363049132">
            <text:p>1.0744036305</text:p>
          </table:table-cell>
          <table:table-cell office:value-type="float" office:value="1.05768894156325">
            <text:p>1.0576889416</text:p>
          </table:table-cell>
          <table:table-cell office:value-type="float" office:value="0">
            <text:p>0</text:p>
          </table:table-cell>
          <table:table-cell office:value-type="float" office:value="33.3351600823497">
            <text:p>33.33516008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266">
            <text:p>266</text:p>
          </table:table-cell>
          <table:table-cell office:value-type="float" office:value="207">
            <text:p>207</text:p>
          </table:table-cell>
          <table:table-cell office:value-type="float" office:value="8476">
            <text:p>8476</text:p>
          </table:table-cell>
          <table:table-cell office:value-type="float" office:value="11651">
            <text:p>11651</text:p>
          </table:table-cell>
          <table:table-cell office:value-type="float" office:value="18163">
            <text:p>18163</text:p>
          </table:table-cell>
          <table:table-cell office:value-type="float" office:value="200">
            <text:p>200</text:p>
          </table:table-cell>
          <table:table-cell office:value-type="float" office:value="258">
            <text:p>258</text:p>
          </table:table-cell>
          <table:table-cell office:value-type="float" office:value="418.875">
            <text:p>418.875</text:p>
          </table:table-cell>
          <table:table-cell office:value-type="float" office:value="0.0235960358659745">
            <text:p>0.0235960359</text:p>
          </table:table-cell>
          <table:table-cell office:value-type="float" office:value="0.0221440219723629">
            <text:p>0.022144022</text:p>
          </table:table-cell>
          <table:table-cell office:value-type="float" office:value="0.0230619941639597">
            <text:p>0.0230619942</text:p>
          </table:table-cell>
          <table:table-cell office:value-type="float" office:value="1.08367740043174">
            <text:p>1.0836774004</text:p>
          </table:table-cell>
          <table:table-cell office:value-type="float" office:value="1.07846517801313">
            <text:p>1.078465178</text:p>
          </table:table-cell>
          <table:table-cell office:value-type="float" office:value="1.0817594165005">
            <text:p>1.0817594165</text:p>
          </table:table-cell>
          <table:table-cell office:value-type="float" office:value="29.7208039858171">
            <text:p>29.7208039858</text:p>
          </table:table-cell>
          <table:table-cell office:value-type="float" office:value="31.6470828892889">
            <text:p>31.6470828893</text:p>
          </table:table-cell>
          <table:table-cell office:value-type="float" office:value="30.4010781402613">
            <text:p>30.4010781403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9028">
            <text:p>9028</text:p>
          </table:table-cell>
          <table:table-cell office:value-type="float" office:value="12928">
            <text:p>12928</text:p>
          </table:table-cell>
          <table:table-cell office:value-type="float" office:value="18126">
            <text:p>18126</text:p>
          </table:table-cell>
          <table:table-cell office:value-type="float" office:value="203">
            <text:p>203</text:p>
          </table:table-cell>
          <table:table-cell office:value-type="float" office:value="208.25">
            <text:p>208.25</text:p>
          </table:table-cell>
          <table:table-cell office:value-type="float" office:value="127.625">
            <text:p>127.625</text:p>
          </table:table-cell>
          <table:table-cell office:value-type="float" office:value="0.0224856003544528">
            <text:p>0.0224856004</text:p>
          </table:table-cell>
          <table:table-cell office:value-type="float" office:value="0.0161084467821782">
            <text:p>0.0161084468</text:p>
          </table:table-cell>
          <table:table-cell office:value-type="float" office:value="0.00704099084188459">
            <text:p>0.0070409908</text:p>
          </table:table-cell>
          <table:table-cell office:value-type="float" office:value="1.07969058159825">
            <text:p>1.0796905816</text:p>
          </table:table-cell>
          <table:table-cell office:value-type="float" office:value="1.05688814857078">
            <text:p>1.0568881486</text:p>
          </table:table-cell>
          <table:table-cell office:value-type="float" office:value="1.02474063602859">
            <text:p>1.024740636</text:p>
          </table:table-cell>
          <table:table-cell office:value-type="float" office:value="31.1715588539512">
            <text:p>31.1715588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192">
            <text:p>192</text:p>
          </table:table-cell>
          <table:table-cell office:value-type="float" office:value="151">
            <text:p>151</text:p>
          </table:table-cell>
          <table:table-cell office:value-type="float" office:value="8810">
            <text:p>8810</text:p>
          </table:table-cell>
          <table:table-cell office:value-type="float" office:value="12720">
            <text:p>12720</text:p>
          </table:table-cell>
          <table:table-cell office:value-type="float" office:value="17466">
            <text:p>17466</text:p>
          </table:table-cell>
          <table:table-cell office:value-type="float" office:value="115">
            <text:p>115</text:p>
          </table:table-cell>
          <table:table-cell office:value-type="float" office:value="93.5">
            <text:p>93.5</text:p>
          </table:table-cell>
          <table:table-cell office:value-type="float" office:value="298.125">
            <text:p>298.125</text:p>
          </table:table-cell>
          <table:table-cell office:value-type="float" office:value="0.0130533484676504">
            <text:p>0.0130533485</text:p>
          </table:table-cell>
          <table:table-cell office:value-type="float" office:value="0.00735062893081761">
            <text:p>0.0073506289</text:p>
          </table:table-cell>
          <table:table-cell office:value-type="float" office:value="0.0170688766746822">
            <text:p>0.0170688767</text:p>
          </table:table-cell>
          <table:table-cell office:value-type="float" office:value="1.04602068385296">
            <text:p>1.0460206839</text:p>
          </table:table-cell>
          <table:table-cell office:value-type="float" office:value="1.02583310347939">
            <text:p>1.0258331035</text:p>
          </table:table-cell>
          <table:table-cell office:value-type="float" office:value="1.06031210760122">
            <text:p>1.06031210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8">
            <text:p>178</text:p>
          </table:table-cell>
          <table:table-cell office:value-type="float" office:value="8514">
            <text:p>8514</text:p>
          </table:table-cell>
          <table:table-cell office:value-type="float" office:value="12620">
            <text:p>12620</text:p>
          </table:table-cell>
          <table:table-cell office:value-type="float" office:value="17837">
            <text:p>17837</text:p>
          </table:table-cell>
          <table:table-cell office:value-type="float" office:value="154.25">
            <text:p>154.25</text:p>
          </table:table-cell>
          <table:table-cell office:value-type="float" office:value="239.625">
            <text:p>239.625</text:p>
          </table:table-cell>
          <table:table-cell office:value-type="float" office:value="363.375">
            <text:p>363.375</text:p>
          </table:table-cell>
          <table:table-cell office:value-type="float" office:value="0.018117218698614">
            <text:p>0.0181172187</text:p>
          </table:table-cell>
          <table:table-cell office:value-type="float" office:value="0.0189877179080824">
            <text:p>0.0189877179</text:p>
          </table:table-cell>
          <table:table-cell office:value-type="float" office:value="0.0203719795929809">
            <text:p>0.0203719796</text:p>
          </table:table-cell>
          <table:table-cell office:value-type="float" office:value="1.06405360332736">
            <text:p>1.0640536033</text:p>
          </table:table-cell>
          <table:table-cell office:value-type="float" office:value="1.06716365820375">
            <text:p>1.0671636582</text:p>
          </table:table-cell>
          <table:table-cell office:value-type="float" office:value="1.07211536297841">
            <text:p>1.072115363</text:p>
          </table:table-cell>
          <table:table-cell table:number-columns-repeated="2" office:value-type="float" office:value="0">
            <text:p>0</text:p>
          </table:table-cell>
          <table:table-cell office:value-type="float" office:value="34.3699460425796">
            <text:p>34.3699460426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9054">
            <text:p>9054</text:p>
          </table:table-cell>
          <table:table-cell office:value-type="float" office:value="13126">
            <text:p>13126</text:p>
          </table:table-cell>
          <table:table-cell office:value-type="float" office:value="18457">
            <text:p>18457</text:p>
          </table:table-cell>
          <table:table-cell office:value-type="float" office:value="244.75">
            <text:p>244.75</text:p>
          </table:table-cell>
          <table:table-cell office:value-type="float" office:value="199.75">
            <text:p>199.75</text:p>
          </table:table-cell>
          <table:table-cell office:value-type="float" office:value="302.75">
            <text:p>302.75</text:p>
          </table:table-cell>
          <table:table-cell office:value-type="float" office:value="0.0270322509388116">
            <text:p>0.0270322509</text:p>
          </table:table-cell>
          <table:table-cell office:value-type="float" office:value="0.015217888160902">
            <text:p>0.0152178882</text:p>
          </table:table-cell>
          <table:table-cell office:value-type="float" office:value="0.0164029907352224">
            <text:p>0.0164029907</text:p>
          </table:table-cell>
          <table:table-cell office:value-type="float" office:value="1.09604513376385">
            <text:p>1.0960451338</text:p>
          </table:table-cell>
          <table:table-cell office:value-type="float" office:value="1.05371651343851">
            <text:p>1.0537165134</text:p>
          </table:table-cell>
          <table:table-cell office:value-type="float" office:value="1.0579378214592">
            <text:p>1.0579378215</text:p>
          </table:table-cell>
          <table:table-cell office:value-type="float" office:value="25.9865224685638">
            <text:p>25.98652246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159">
            <text:p>159</text:p>
          </table:table-cell>
          <table:table-cell table:number-columns-repeated="2" office:value-type="float" office:value="215">
            <text:p>215</text:p>
          </table:table-cell>
          <table:table-cell office:value-type="float" office:value="10054">
            <text:p>10054</text:p>
          </table:table-cell>
          <table:table-cell office:value-type="float" office:value="13308">
            <text:p>13308</text:p>
          </table:table-cell>
          <table:table-cell office:value-type="float" office:value="18973">
            <text:p>18973</text:p>
          </table:table-cell>
          <table:table-cell office:value-type="float" office:value="133.75">
            <text:p>133.75</text:p>
          </table:table-cell>
          <table:table-cell office:value-type="float" office:value="194.25">
            <text:p>194.25</text:p>
          </table:table-cell>
          <table:table-cell office:value-type="float" office:value="272.5">
            <text:p>272.5</text:p>
          </table:table-cell>
          <table:table-cell office:value-type="float" office:value="0.0133031629202308">
            <text:p>0.0133031629</text:p>
          </table:table-cell>
          <table:table-cell office:value-type="float" office:value="0.0145964833183048">
            <text:p>0.0145964833</text:p>
          </table:table-cell>
          <table:table-cell office:value-type="float" office:value="0.0143625151531123">
            <text:p>0.0143625152</text:p>
          </table:table-cell>
          <table:table-cell office:value-type="float" office:value="1.04690793954242">
            <text:p>1.0469079395</text:p>
          </table:table-cell>
          <table:table-cell office:value-type="float" office:value="1.05150528397158">
            <text:p>1.051505284</text:p>
          </table:table-cell>
          <table:table-cell office:value-type="float" office:value="1.05067311544528">
            <text:p>1.05067311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234">
            <text:p>234</text:p>
          </table:table-cell>
          <table:table-cell office:value-type="float" office:value="173">
            <text:p>173</text:p>
          </table:table-cell>
          <table:table-cell office:value-type="float" office:value="10058">
            <text:p>10058</text:p>
          </table:table-cell>
          <table:table-cell office:value-type="float" office:value="13024">
            <text:p>13024</text:p>
          </table:table-cell>
          <table:table-cell office:value-type="float" office:value="18693">
            <text:p>18693</text:p>
          </table:table-cell>
          <table:table-cell office:value-type="float" office:value="115.375">
            <text:p>115.375</text:p>
          </table:table-cell>
          <table:table-cell office:value-type="float" office:value="227.25">
            <text:p>227.25</text:p>
          </table:table-cell>
          <table:table-cell office:value-type="float" office:value="566.625">
            <text:p>566.625</text:p>
          </table:table-cell>
          <table:table-cell office:value-type="float" office:value="0.0114709683833764">
            <text:p>0.0114709684</text:p>
          </table:table-cell>
          <table:table-cell office:value-type="float" office:value="0.0174485565110565">
            <text:p>0.0174485565</text:p>
          </table:table-cell>
          <table:table-cell office:value-type="float" office:value="0.0303121489327556">
            <text:p>0.0303121489</text:p>
          </table:table-cell>
          <table:table-cell office:value-type="float" office:value="1.0404062922485">
            <text:p>1.0404062922</text:p>
          </table:table-cell>
          <table:table-cell office:value-type="float" office:value="1.06166667395236">
            <text:p>1.061666674</text:p>
          </table:table-cell>
          <table:table-cell office:value-type="float" office:value="1.10789342095557">
            <text:p>1.107893421</text:p>
          </table:table-cell>
          <table:table-cell table:number-columns-repeated="2" office:value-type="float" office:value="0">
            <text:p>0</text:p>
          </table:table-cell>
          <table:table-cell office:value-type="float" office:value="23.2118246773465">
            <text:p>23.2118246773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340">
            <text:p>340</text:p>
          </table:table-cell>
          <table:table-cell office:value-type="float" office:value="174">
            <text:p>174</text:p>
          </table:table-cell>
          <table:table-cell office:value-type="float" office:value="9912">
            <text:p>9912</text:p>
          </table:table-cell>
          <table:table-cell office:value-type="float" office:value="13022">
            <text:p>13022</text:p>
          </table:table-cell>
          <table:table-cell office:value-type="float" office:value="20087">
            <text:p>20087</text:p>
          </table:table-cell>
          <table:table-cell office:value-type="float" office:value="104.25">
            <text:p>104.25</text:p>
          </table:table-cell>
          <table:table-cell office:value-type="float" office:value="242.625">
            <text:p>242.625</text:p>
          </table:table-cell>
          <table:table-cell office:value-type="float" office:value="796">
            <text:p>796</text:p>
          </table:table-cell>
          <table:table-cell office:value-type="float" office:value="0.0105175544794189">
            <text:p>0.0105175545</text:p>
          </table:table-cell>
          <table:table-cell office:value-type="float" office:value="0.0186319305790201">
            <text:p>0.0186319306</text:p>
          </table:table-cell>
          <table:table-cell office:value-type="float" office:value="0.0396276198536367">
            <text:p>0.0396276199</text:p>
          </table:table-cell>
          <table:table-cell office:value-type="float" office:value="1.03702825382433">
            <text:p>1.0370282538</text:p>
          </table:table-cell>
          <table:table-cell office:value-type="float" office:value="1.06589216874729">
            <text:p>1.0658921687</text:p>
          </table:table-cell>
          <table:table-cell office:value-type="float" office:value="1.14177455206805">
            <text:p>1.1417745521</text:p>
          </table:table-cell>
          <table:table-cell table:number-columns-repeated="2" office:value-type="float" office:value="0">
            <text:p>0</text:p>
          </table:table-cell>
          <table:table-cell office:value-type="float" office:value="17.835845709645">
            <text:p>17.835845709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office:value-type="float" office:value="363">
            <text:p>363</text:p>
          </table:table-cell>
          <table:table-cell table:number-columns-repeated="2" office:value-type="float" office:value="261">
            <text:p>261</text:p>
          </table:table-cell>
          <table:table-cell office:value-type="float" office:value="10422">
            <text:p>10422</text:p>
          </table:table-cell>
          <table:table-cell office:value-type="float" office:value="13510">
            <text:p>13510</text:p>
          </table:table-cell>
          <table:table-cell office:value-type="float" office:value="20416">
            <text:p>20416</text:p>
          </table:table-cell>
          <table:table-cell office:value-type="float" office:value="223.125">
            <text:p>223.125</text:p>
          </table:table-cell>
          <table:table-cell office:value-type="float" office:value="165.75">
            <text:p>165.75</text:p>
          </table:table-cell>
          <table:table-cell office:value-type="float" office:value="866.875">
            <text:p>866.875</text:p>
          </table:table-cell>
          <table:table-cell office:value-type="float" office:value="0.021409038572251">
            <text:p>0.0214090386</text:p>
          </table:table-cell>
          <table:table-cell office:value-type="float" office:value="0.0122686898593634">
            <text:p>0.0122686899</text:p>
          </table:table-cell>
          <table:table-cell office:value-type="float" office:value="0.0424605701410658">
            <text:p>0.0424605701</text:p>
          </table:table-cell>
          <table:table-cell office:value-type="float" office:value="1.07582999499075">
            <text:p>1.075829995</text:p>
          </table:table-cell>
          <table:table-cell office:value-type="float" office:value="1.04323543517947">
            <text:p>1.0432354352</text:p>
          </table:table-cell>
          <table:table-cell office:value-type="float" office:value="1.15214567952647">
            <text:p>1.1521456795</text:p>
          </table:table-cell>
          <table:table-cell office:value-type="float" office:value="32.7217305914906">
            <text:p>32.7217305915</text:p>
          </table:table-cell>
          <table:table-cell office:value-type="float" office:value="0">
            <text:p>0</text:p>
          </table:table-cell>
          <table:table-cell office:value-type="float" office:value="16.6686623390756">
            <text:p>16.6686623391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1">
            <text:p>281</text:p>
          </table:table-cell>
          <table:table-cell office:value-type="float" office:value="10378">
            <text:p>10378</text:p>
          </table:table-cell>
          <table:table-cell office:value-type="float" office:value="14100">
            <text:p>14100</text:p>
          </table:table-cell>
          <table:table-cell office:value-type="float" office:value="20439">
            <text:p>20439</text:p>
          </table:table-cell>
          <table:table-cell office:value-type="float" office:value="126">
            <text:p>126</text:p>
          </table:table-cell>
          <table:table-cell office:value-type="float" office:value="89.75">
            <text:p>89.75</text:p>
          </table:table-cell>
          <table:table-cell office:value-type="float" office:value="1009.125">
            <text:p>1009.125</text:p>
          </table:table-cell>
          <table:table-cell office:value-type="float" office:value="0.0121410676430912">
            <text:p>0.0121410676</text:p>
          </table:table-cell>
          <table:table-cell office:value-type="float" office:value="0.00636524822695035">
            <text:p>0.0063652482</text:p>
          </table:table-cell>
          <table:table-cell office:value-type="float" office:value="0.0493725231175694">
            <text:p>0.0493725231</text:p>
          </table:table-cell>
          <table:table-cell office:value-type="float" office:value="1.04278265157691">
            <text:p>1.0427826516</text:p>
          </table:table-cell>
          <table:table-cell office:value-type="float" office:value="1.02235778090891">
            <text:p>1.0223577809</text:p>
          </table:table-cell>
          <table:table-cell office:value-type="float" office:value="1.17758161714792">
            <text:p>1.1775816171</text:p>
          </table:table-cell>
          <table:table-cell table:number-columns-repeated="2" office:value-type="float" office:value="0">
            <text:p>0</text:p>
          </table:table-cell>
          <table:table-cell office:value-type="float" office:value="14.3829181753415">
            <text:p>14.382918175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10188">
            <text:p>10188</text:p>
          </table:table-cell>
          <table:table-cell office:value-type="float" office:value="13968">
            <text:p>13968</text:p>
          </table:table-cell>
          <table:table-cell office:value-type="float" office:value="21418">
            <text:p>21418</text:p>
          </table:table-cell>
          <table:table-cell office:value-type="float" office:value="-3.25">
            <text:p>-3.25</text:p>
          </table:table-cell>
          <table:table-cell office:value-type="float" office:value="398.625">
            <text:p>398.625</text:p>
          </table:table-cell>
          <table:table-cell office:value-type="float" office:value="1294.5">
            <text:p>1294.5</text:p>
          </table:table-cell>
          <table:table-cell office:value-type="float" office:value="-0.00031900274833137">
            <text:p>-0.0003190027</text:p>
          </table:table-cell>
          <table:table-cell office:value-type="float" office:value="0.0285384450171821">
            <text:p>0.028538445</text:p>
          </table:table-cell>
          <table:table-cell office:value-type="float" office:value="0.060439816976375">
            <text:p>0.060439817</text:p>
          </table:table-cell>
          <table:table-cell office:value-type="float" office:value="0.998883689835837">
            <text:p>0.9988836898</text:p>
          </table:table-cell>
          <table:table-cell office:value-type="float" office:value="1.10148086553438">
            <text:p>1.1014808655</text:p>
          </table:table-cell>
          <table:table-cell office:value-type="float" office:value="1.21869918351054">
            <text:p>1.2186991835</text:p>
          </table:table-cell>
          <table:table-cell office:value-type="float" office:value="0">
            <text:p>0</text:p>
          </table:table-cell>
          <table:table-cell office:value-type="float" office:value="24.6331384493411">
            <text:p>24.6331384493</text:p>
          </table:table-cell>
          <table:table-cell office:value-type="float" office:value="11.8115705703501">
            <text:p>11.8115705704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24">
            <text:p>224</text:p>
          </table:table-cell>
          <table:table-cell office:value-type="float" office:value="410">
            <text:p>410</text:p>
          </table:table-cell>
          <table:table-cell office:value-type="float" office:value="9620">
            <text:p>9620</text:p>
          </table:table-cell>
          <table:table-cell office:value-type="float" office:value="14710">
            <text:p>14710</text:p>
          </table:table-cell>
          <table:table-cell office:value-type="float" office:value="23666">
            <text:p>23666</text:p>
          </table:table-cell>
          <table:table-cell office:value-type="float" office:value="66.125">
            <text:p>66.125</text:p>
          </table:table-cell>
          <table:table-cell office:value-type="float" office:value="509.75">
            <text:p>509.75</text:p>
          </table:table-cell>
          <table:table-cell office:value-type="float" office:value="1173.5">
            <text:p>1173.5</text:p>
          </table:table-cell>
          <table:table-cell office:value-type="float" office:value="0.00687370062370062">
            <text:p>0.0068737006</text:p>
          </table:table-cell>
          <table:table-cell office:value-type="float" office:value="0.0346532970768185">
            <text:p>0.0346532971</text:p>
          </table:table-cell>
          <table:table-cell office:value-type="float" office:value="0.0495859038282769">
            <text:p>0.0495859038</text:p>
          </table:table-cell>
          <table:table-cell office:value-type="float" office:value="1.02415055779307">
            <text:p>1.0241505578</text:p>
          </table:table-cell>
          <table:table-cell office:value-type="float" office:value="1.12364020772552">
            <text:p>1.1236402077</text:p>
          </table:table-cell>
          <table:table-cell office:value-type="float" office:value="1.17836983664156">
            <text:p>1.1783698366</text:p>
          </table:table-cell>
          <table:table-cell office:value-type="float" office:value="0">
            <text:p>0</text:p>
          </table:table-cell>
          <table:table-cell office:value-type="float" office:value="20.3469502138718">
            <text:p>20.3469502139</text:p>
          </table:table-cell>
          <table:table-cell office:value-type="float" office:value="14.3224925059705">
            <text:p>14.32249250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248">
            <text:p>248</text:p>
          </table:table-cell>
          <table:table-cell table:number-columns-repeated="2" office:value-type="float" office:value="323">
            <text:p>323</text:p>
          </table:table-cell>
          <table:table-cell office:value-type="float" office:value="10110">
            <text:p>10110</text:p>
          </table:table-cell>
          <table:table-cell office:value-type="float" office:value="15195">
            <text:p>15195</text:p>
          </table:table-cell>
          <table:table-cell office:value-type="float" office:value="25575">
            <text:p>25575</text:p>
          </table:table-cell>
          <table:table-cell office:value-type="float" office:value="87.25">
            <text:p>87.25</text:p>
          </table:table-cell>
          <table:table-cell office:value-type="float" office:value="668">
            <text:p>668</text:p>
          </table:table-cell>
          <table:table-cell office:value-type="float" office:value="1382.625">
            <text:p>1382.625</text:p>
          </table:table-cell>
          <table:table-cell office:value-type="float" office:value="0.00863006923837784">
            <text:p>0.0086300692</text:p>
          </table:table-cell>
          <table:table-cell office:value-type="float" office:value="0.0439618295491938">
            <text:p>0.0439618295</text:p>
          </table:table-cell>
          <table:table-cell office:value-type="float" office:value="0.0540615835777126">
            <text:p>0.0540615836</text:p>
          </table:table-cell>
          <table:table-cell office:value-type="float" office:value="1.03035121940064">
            <text:p>1.0303512194</text:p>
          </table:table-cell>
          <table:table-cell office:value-type="float" office:value="1.15765438263851">
            <text:p>1.1576543826</text:p>
          </table:table-cell>
          <table:table-cell office:value-type="float" office:value="1.1949439459671">
            <text:p>1.194943946</text:p>
          </table:table-cell>
          <table:table-cell office:value-type="float" office:value="0">
            <text:p>0</text:p>
          </table:table-cell>
          <table:table-cell office:value-type="float" office:value="16.111111632004">
            <text:p>16.111111632</text:p>
          </table:table-cell>
          <table:table-cell office:value-type="float" office:value="13.1649693599611">
            <text:p>13.16496936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9">
            <text:p>369</text:p>
          </table:table-cell>
          <table:table-cell office:value-type="float" office:value="291">
            <text:p>291</text:p>
          </table:table-cell>
          <table:table-cell office:value-type="float" office:value="10500">
            <text:p>10500</text:p>
          </table:table-cell>
          <table:table-cell office:value-type="float" office:value="16106">
            <text:p>16106</text:p>
          </table:table-cell>
          <table:table-cell office:value-type="float" office:value="27311">
            <text:p>27311</text:p>
          </table:table-cell>
          <table:table-cell office:value-type="float" office:value="105.125">
            <text:p>105.125</text:p>
          </table:table-cell>
          <table:table-cell office:value-type="float" office:value="997.375">
            <text:p>997.375</text:p>
          </table:table-cell>
          <table:table-cell office:value-type="float" office:value="1323.625">
            <text:p>1323.625</text:p>
          </table:table-cell>
          <table:table-cell office:value-type="float" office:value="0.0100119047619048">
            <text:p>0.0100119048</text:p>
          </table:table-cell>
          <table:table-cell office:value-type="float" office:value="0.0619256798708556">
            <text:p>0.0619256799</text:p>
          </table:table-cell>
          <table:table-cell office:value-type="float" office:value="0.0484649042510344">
            <text:p>0.0484649043</text:p>
          </table:table-cell>
          <table:table-cell office:value-type="float" office:value="1.03523813361111">
            <text:p>1.0352381336</text:p>
          </table:table-cell>
          <table:table-cell office:value-type="float" office:value="1.22425606760983">
            <text:p>1.2242560676</text:p>
          </table:table-cell>
          <table:table-cell office:value-type="float" office:value="1.17423090488898">
            <text:p>1.1742309049</text:p>
          </table:table-cell>
          <table:table-cell office:value-type="float" office:value="0">
            <text:p>0</text:p>
          </table:table-cell>
          <table:table-cell office:value-type="float" office:value="11.5363138827681">
            <text:p>11.5363138828</text:p>
          </table:table-cell>
          <table:table-cell office:value-type="float" office:value="14.6458837141241">
            <text:p>14.6458837141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551">
            <text:p>551</text:p>
          </table:table-cell>
          <table:table-cell office:value-type="float" office:value="338">
            <text:p>338</text:p>
          </table:table-cell>
          <table:table-cell office:value-type="float" office:value="10458">
            <text:p>10458</text:p>
          </table:table-cell>
          <table:table-cell office:value-type="float" office:value="17116">
            <text:p>17116</text:p>
          </table:table-cell>
          <table:table-cell office:value-type="float" office:value="28932">
            <text:p>28932</text:p>
          </table:table-cell>
          <table:table-cell office:value-type="float" office:value="187.125">
            <text:p>187.125</text:p>
          </table:table-cell>
          <table:table-cell office:value-type="float" office:value="924.25">
            <text:p>924.25</text:p>
          </table:table-cell>
          <table:table-cell office:value-type="float" office:value="1525.5">
            <text:p>1525.5</text:p>
          </table:table-cell>
          <table:table-cell office:value-type="float" office:value="0.0178930005737235">
            <text:p>0.0178930006</text:p>
          </table:table-cell>
          <table:table-cell office:value-type="float" office:value="0.0539991820518813">
            <text:p>0.0539991821</text:p>
          </table:table-cell>
          <table:table-cell office:value-type="float" office:value="0.0527270841974285">
            <text:p>0.0527270842</text:p>
          </table:table-cell>
          <table:table-cell office:value-type="float" office:value="1.06325301456831">
            <text:p>1.0632530146</text:p>
          </table:table-cell>
          <table:table-cell office:value-type="float" office:value="1.19471232403964">
            <text:p>1.194712324</text:p>
          </table:table-cell>
          <table:table-cell office:value-type="float" office:value="1.18999387969061">
            <text:p>1.1899938797</text:p>
          </table:table-cell>
          <table:table-cell office:value-type="float" office:value="0">
            <text:p>0</text:p>
          </table:table-cell>
          <table:table-cell office:value-type="float" office:value="13.1797892484836">
            <text:p>13.1797892485</text:p>
          </table:table-cell>
          <table:table-cell office:value-type="float" office:value="13.4895474713904">
            <text:p>13.489547471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799">
            <text:p>10799</text:p>
          </table:table-cell>
          <table:table-cell office:value-type="float" office:value="17536">
            <text:p>17536</text:p>
          </table:table-cell>
          <table:table-cell office:value-type="float" office:value="30330">
            <text:p>30330</text:p>
          </table:table-cell>
          <table:table-cell office:value-type="float" office:value="403.75">
            <text:p>403.75</text:p>
          </table:table-cell>
          <table:table-cell office:value-type="float" office:value="823.25">
            <text:p>823.25</text:p>
          </table:table-cell>
          <table:table-cell office:value-type="float" office:value="1348">
            <text:p>1348</text:p>
          </table:table-cell>
          <table:table-cell office:value-type="float" office:value="0.0373877210852857">
            <text:p>0.0373877211</text:p>
          </table:table-cell>
          <table:table-cell office:value-type="float" office:value="0.0469462819343066">
            <text:p>0.0469462819</text:p>
          </table:table-cell>
          <table:table-cell office:value-type="float" office:value="0.0444444444444444">
            <text:p>0.0444444444</text:p>
          </table:table-cell>
          <table:table-cell office:value-type="float" office:value="1.13359679350688">
            <text:p>1.1335967935</text:p>
          </table:table-cell>
          <table:table-cell office:value-type="float" office:value="1.16863173540949">
            <text:p>1.1686317354</text:p>
          </table:table-cell>
          <table:table-cell office:value-type="float" office:value="1.15942716049383">
            <text:p>1.1594271605</text:p>
          </table:table-cell>
          <table:table-cell office:value-type="float" office:value="18.8838872459728">
            <text:p>18.883887246</text:p>
          </table:table-cell>
          <table:table-cell office:value-type="float" office:value="15.1086111560885">
            <text:p>15.1086111561</text:p>
          </table:table-cell>
          <table:table-cell office:value-type="float" office:value="15.9398734334753">
            <text:p>15.9398734335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table:number-columns-repeated="2" office:value-type="float" office:value="424">
            <text:p>424</text:p>
          </table:table-cell>
          <table:table-cell office:value-type="float" office:value="11205">
            <text:p>11205</text:p>
          </table:table-cell>
          <table:table-cell office:value-type="float" office:value="18433">
            <text:p>18433</text:p>
          </table:table-cell>
          <table:table-cell office:value-type="float" office:value="31755">
            <text:p>31755</text:p>
          </table:table-cell>
          <table:table-cell office:value-type="float" office:value="413.5">
            <text:p>413.5</text:p>
          </table:table-cell>
          <table:table-cell office:value-type="float" office:value="726">
            <text:p>726</text:p>
          </table:table-cell>
          <table:table-cell office:value-type="float" office:value="775">
            <text:p>775</text:p>
          </table:table-cell>
          <table:table-cell office:value-type="float" office:value="0.0369031682284694">
            <text:p>0.0369031682</text:p>
          </table:table-cell>
          <table:table-cell office:value-type="float" office:value="0.0393858840123691">
            <text:p>0.039385884</text:p>
          </table:table-cell>
          <table:table-cell office:value-type="float" office:value="0.0244056054164698">
            <text:p>0.0244056054</text:p>
          </table:table-cell>
          <table:table-cell office:value-type="float" office:value="1.13183030269723">
            <text:p>1.1318303027</text:p>
          </table:table-cell>
          <table:table-cell office:value-type="float" office:value="1.14089103984779">
            <text:p>1.1408910398</text:p>
          </table:table-cell>
          <table:table-cell office:value-type="float" office:value="1.0865870607661">
            <text:p>1.0865870608</text:p>
          </table:table-cell>
          <table:table-cell office:value-type="float" office:value="19.1273441595484">
            <text:p>19.1273441595</text:p>
          </table:table-cell>
          <table:table-cell office:value-type="float" office:value="17.9432155366869">
            <text:p>17.9432155367</text:p>
          </table:table-cell>
          <table:table-cell office:value-type="float" office:value="28.7463275422143">
            <text:p>28.746327542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559">
            <text:p>559</text:p>
          </table:table-cell>
          <table:table-cell office:value-type="float" office:value="461">
            <text:p>461</text:p>
          </table:table-cell>
          <table:table-cell office:value-type="float" office:value="10948">
            <text:p>10948</text:p>
          </table:table-cell>
          <table:table-cell office:value-type="float" office:value="18925">
            <text:p>18925</text:p>
          </table:table-cell>
          <table:table-cell office:value-type="float" office:value="33245">
            <text:p>33245</text:p>
          </table:table-cell>
          <table:table-cell office:value-type="float" office:value="526.75">
            <text:p>526.75</text:p>
          </table:table-cell>
          <table:table-cell office:value-type="float" office:value="1046">
            <text:p>1046</text:p>
          </table:table-cell>
          <table:table-cell office:value-type="float" office:value="364.5">
            <text:p>364.5</text:p>
          </table:table-cell>
          <table:table-cell office:value-type="float" office:value="0.048113810741688">
            <text:p>0.0481138107</text:p>
          </table:table-cell>
          <table:table-cell office:value-type="float" office:value="0.0552708058124174">
            <text:p>0.0552708058</text:p>
          </table:table-cell>
          <table:table-cell office:value-type="float" office:value="0.0109640547450744">
            <text:p>0.0109640547</text:p>
          </table:table-cell>
          <table:table-cell office:value-type="float" office:value="1.17293561761272">
            <text:p>1.1729356176</text:p>
          </table:table-cell>
          <table:table-cell office:value-type="float" office:value="1.19943534981476">
            <text:p>1.1994353498</text:p>
          </table:table-cell>
          <table:table-cell office:value-type="float" office:value="1.03860980418081">
            <text:p>1.0386098042</text:p>
          </table:table-cell>
          <table:table-cell office:value-type="float" office:value="14.7502671613234">
            <text:p>14.7502671613</text:p>
          </table:table-cell>
          <table:table-cell office:value-type="float" office:value="12.8843939963249">
            <text:p>12.88439399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6">
            <text:p>446</text:p>
          </table:table-cell>
          <table:table-cell office:value-type="float" office:value="727">
            <text:p>727</text:p>
          </table:table-cell>
          <table:table-cell office:value-type="float" office:value="11430">
            <text:p>11430</text:p>
          </table:table-cell>
          <table:table-cell office:value-type="float" office:value="19956">
            <text:p>19956</text:p>
          </table:table-cell>
          <table:table-cell office:value-type="float" office:value="33827">
            <text:p>33827</text:p>
          </table:table-cell>
          <table:table-cell office:value-type="float" office:value="624.375">
            <text:p>624.375</text:p>
          </table:table-cell>
          <table:table-cell office:value-type="float" office:value="962.625">
            <text:p>962.625</text:p>
          </table:table-cell>
          <table:table-cell office:value-type="float" office:value="141.5">
            <text:p>141.5</text:p>
          </table:table-cell>
          <table:table-cell office:value-type="float" office:value="0.0546259842519685">
            <text:p>0.0546259843</text:p>
          </table:table-cell>
          <table:table-cell office:value-type="float" office:value="0.0482373722188815">
            <text:p>0.0482373722</text:p>
          </table:table-cell>
          <table:table-cell office:value-type="float" office:value="0.00418304904366335">
            <text:p>0.004183049</text:p>
          </table:table-cell>
          <table:table-cell office:value-type="float" office:value="1.19703958126666">
            <text:p>1.1970395813</text:p>
          </table:table-cell>
          <table:table-cell office:value-type="float" office:value="1.17339141716011">
            <text:p>1.1733914172</text:p>
          </table:table-cell>
          <table:table-cell office:value-type="float" office:value="1.01467496753545">
            <text:p>1.0146749675</text:p>
          </table:table-cell>
          <table:table-cell office:value-type="float" office:value="13.0324661831762">
            <text:p>13.0324661832</text:p>
          </table:table-cell>
          <table:table-cell office:value-type="float" office:value="14.7133579066936">
            <text:p>14.71335790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749">
            <text:p>749</text:p>
          </table:table-cell>
          <table:table-cell office:value-type="float" office:value="12844">
            <text:p>12844</text:p>
          </table:table-cell>
          <table:table-cell office:value-type="float" office:value="21217">
            <text:p>21217</text:p>
          </table:table-cell>
          <table:table-cell office:value-type="float" office:value="34287">
            <text:p>34287</text:p>
          </table:table-cell>
          <table:table-cell office:value-type="float" office:value="655.5">
            <text:p>655.5</text:p>
          </table:table-cell>
          <table:table-cell office:value-type="float" office:value="1083.625">
            <text:p>1083.625</text:p>
          </table:table-cell>
          <table:table-cell office:value-type="float" office:value="-167.25">
            <text:p>-167.25</text:p>
          </table:table-cell>
          <table:table-cell office:value-type="float" office:value="0.0510355029585799">
            <text:p>0.051035503</text:p>
          </table:table-cell>
          <table:table-cell office:value-type="float" office:value="0.0510734316821417">
            <text:p>0.0510734317</text:p>
          </table:table-cell>
          <table:table-cell office:value-type="float" office:value="-0.00487794207717211">
            <text:p>-0.0048779421</text:p>
          </table:table-cell>
          <table:table-cell office:value-type="float" office:value="1.18372932057701">
            <text:p>1.1837293206</text:p>
          </table:table-cell>
          <table:table-cell office:value-type="float" office:value="1.18386966191813">
            <text:p>1.1838696619</text:p>
          </table:table-cell>
          <table:table-cell office:value-type="float" office:value="0.982973839594958">
            <text:p>0.9829738396</text:p>
          </table:table-cell>
          <table:table-cell office:value-type="float" office:value="13.9253650363678">
            <text:p>13.9253650364</text:p>
          </table:table-cell>
          <table:table-cell office:value-type="float" office:value="13.9152767829886">
            <text:p>13.9152767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4">
            <text:p>644</text:p>
          </table:table-cell>
          <table:table-cell office:value-type="float" office:value="852">
            <text:p>852</text:p>
          </table:table-cell>
          <table:table-cell office:value-type="float" office:value="13736">
            <text:p>13736</text:p>
          </table:table-cell>
          <table:table-cell office:value-type="float" office:value="21973">
            <text:p>21973</text:p>
          </table:table-cell>
          <table:table-cell office:value-type="float" office:value="32866">
            <text:p>32866</text:p>
          </table:table-cell>
          <table:table-cell office:value-type="float" office:value="724.875">
            <text:p>724.875</text:p>
          </table:table-cell>
          <table:table-cell office:value-type="float" office:value="662.25">
            <text:p>662.25</text:p>
          </table:table-cell>
          <table:table-cell office:value-type="float" office:value="-191.25">
            <text:p>-191.25</text:p>
          </table:table-cell>
          <table:table-cell office:value-type="float" office:value="0.0527719132207338">
            <text:p>0.0527719132</text:p>
          </table:table-cell>
          <table:table-cell office:value-type="float" office:value="0.0301392618213262">
            <text:p>0.0301392618</text:p>
          </table:table-cell>
          <table:table-cell office:value-type="float" office:value="-0.0058190835513905">
            <text:p>-0.0058190836</text:p>
          </table:table-cell>
          <table:table-cell office:value-type="float" office:value="1.19016005092952">
            <text:p>1.1901600509</text:p>
          </table:table-cell>
          <table:table-cell office:value-type="float" office:value="1.10726783157678">
            <text:p>1.1072678316</text:p>
          </table:table-cell>
          <table:table-cell office:value-type="float" office:value="0.979699576567554">
            <text:p>0.9796995766</text:p>
          </table:table-cell>
          <table:table-cell office:value-type="float" office:value="13.4783777130753">
            <text:p>13.4783777131</text:p>
          </table:table-cell>
          <table:table-cell office:value-type="float" office:value="23.3430056458769">
            <text:p>23.34300564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445">
            <text:p>445</text:p>
          </table:table-cell>
          <table:table-cell table:number-columns-repeated="2" office:value-type="float" office:value="803">
            <text:p>803</text:p>
          </table:table-cell>
          <table:table-cell office:value-type="float" office:value="14790">
            <text:p>14790</text:p>
          </table:table-cell>
          <table:table-cell office:value-type="float" office:value="22370">
            <text:p>22370</text:p>
          </table:table-cell>
          <table:table-cell office:value-type="float" office:value="31578">
            <text:p>31578</text:p>
          </table:table-cell>
          <table:table-cell office:value-type="float" office:value="794.25">
            <text:p>794.25</text:p>
          </table:table-cell>
          <table:table-cell office:value-type="float" office:value="-161">
            <text:p>-161</text:p>
          </table:table-cell>
          <table:table-cell office:value-type="float" office:value="473.875">
            <text:p>473.875</text:p>
          </table:table-cell>
          <table:table-cell office:value-type="float" office:value="0.0537018255578093">
            <text:p>0.0537018256</text:p>
          </table:table-cell>
          <table:table-cell office:value-type="float" office:value="-0.00719713902548055">
            <text:p>-0.007197139</text:p>
          </table:table-cell>
          <table:table-cell office:value-type="float" office:value="0.0150064918614225">
            <text:p>0.0150064919</text:p>
          </table:table-cell>
          <table:table-cell office:value-type="float" office:value="1.19360880614609">
            <text:p>1.1936088061</text:p>
          </table:table-cell>
          <table:table-cell office:value-type="float" office:value="0.974911539078716">
            <text:p>0.9749115391</text:p>
          </table:table-cell>
          <table:table-cell office:value-type="float" office:value="1.05296410331903">
            <text:p>1.0529641033</text:p>
          </table:table-cell>
          <table:table-cell office:value-type="float" office:value="13.2508821466679">
            <text:p>13.25088214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office:value-type="float" office:value="463">
            <text:p>463</text:p>
          </table:table-cell>
          <table:table-cell office:value-type="float" office:value="606">
            <text:p>606</text:p>
          </table:table-cell>
          <table:table-cell office:value-type="float" office:value="847">
            <text:p>847</text:p>
          </table:table-cell>
          <table:table-cell office:value-type="float" office:value="15460">
            <text:p>15460</text:p>
          </table:table-cell>
          <table:table-cell office:value-type="float" office:value="21678">
            <text:p>21678</text:p>
          </table:table-cell>
          <table:table-cell office:value-type="float" office:value="33214">
            <text:p>33214</text:p>
          </table:table-cell>
          <table:table-cell office:value-type="float" office:value="854.375">
            <text:p>854.375</text:p>
          </table:table-cell>
          <table:table-cell office:value-type="float" office:value="-59.125">
            <text:p>-59.125</text:p>
          </table:table-cell>
          <table:table-cell office:value-type="float" office:value="158.875">
            <text:p>158.875</text:p>
          </table:table-cell>
          <table:table-cell office:value-type="float" office:value="0.0552635834411384">
            <text:p>0.0552635834</text:p>
          </table:table-cell>
          <table:table-cell office:value-type="float" office:value="-0.00272741950364425">
            <text:p>-0.0027274195</text:p>
          </table:table-cell>
          <table:table-cell office:value-type="float" office:value="0.00478337448064069">
            <text:p>0.0047833745</text:p>
          </table:table-cell>
          <table:table-cell office:value-type="float" office:value="1.19940850680731">
            <text:p>1.1994085068</text:p>
          </table:table-cell>
          <table:table-cell office:value-type="float" office:value="0.990468611818857">
            <text:p>0.9904686118</text:p>
          </table:table-cell>
          <table:table-cell office:value-type="float" office:value="1.01678665679823">
            <text:p>1.0167866568</text:p>
          </table:table-cell>
          <table:table-cell office:value-type="float" office:value="12.8860333594425">
            <text:p>12.88603335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508">
            <text:p>508</text:p>
          </table:table-cell>
          <table:table-cell table:number-columns-repeated="2" office:value-type="float" office:value="920">
            <text:p>920</text:p>
          </table:table-cell>
          <table:table-cell office:value-type="float" office:value="15942">
            <text:p>15942</text:p>
          </table:table-cell>
          <table:table-cell office:value-type="float" office:value="21302">
            <text:p>21302</text:p>
          </table:table-cell>
          <table:table-cell office:value-type="float" office:value="33635">
            <text:p>33635</text:p>
          </table:table-cell>
          <table:table-cell office:value-type="float" office:value="688.75">
            <text:p>688.75</text:p>
          </table:table-cell>
          <table:table-cell office:value-type="float" office:value="-73.875">
            <text:p>-73.875</text:p>
          </table:table-cell>
          <table:table-cell office:value-type="float" office:value="-144.5">
            <text:p>-144.5</text:p>
          </table:table-cell>
          <table:table-cell office:value-type="float" office:value="0.0432034876427048">
            <text:p>0.0432034876</text:p>
          </table:table-cell>
          <table:table-cell office:value-type="float" office:value="-0.00346798422683316">
            <text:p>-0.0034679842</text:p>
          </table:table-cell>
          <table:table-cell office:value-type="float" office:value="-0.00429612011297755">
            <text:p>-0.0042961201</text:p>
          </table:table-cell>
          <table:table-cell office:value-type="float" office:value="1.15487062778467">
            <text:p>1.1548706278</text:p>
          </table:table-cell>
          <table:table-cell office:value-type="float" office:value="0.987885627958695">
            <text:p>0.987885628</text:p>
          </table:table-cell>
          <table:table-cell office:value-type="float" office:value="0.984999754634708">
            <text:p>0.9849997546</text:p>
          </table:table-cell>
          <table:table-cell office:value-type="float" office:value="16.3879089058233">
            <text:p>16.38790890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 office:value-type="float" office:value="944">
            <text:p>944</text:p>
          </table:table-cell>
          <table:table-cell office:value-type="float" office:value="16380">
            <text:p>16380</text:p>
          </table:table-cell>
          <table:table-cell office:value-type="float" office:value="22035">
            <text:p>22035</text:p>
          </table:table-cell>
          <table:table-cell office:value-type="float" office:value="31920">
            <text:p>31920</text:p>
          </table:table-cell>
          <table:table-cell office:value-type="float" office:value="-96.875">
            <text:p>-96.875</text:p>
          </table:table-cell>
          <table:table-cell office:value-type="float" office:value="-188.875">
            <text:p>-188.875</text:p>
          </table:table-cell>
          <table:table-cell office:value-type="float" office:value="-193.875">
            <text:p>-193.875</text:p>
          </table:table-cell>
          <table:table-cell office:value-type="float" office:value="-0.00591422466422466">
            <text:p>-0.0059142247</text:p>
          </table:table-cell>
          <table:table-cell office:value-type="float" office:value="-0.00857159065123667">
            <text:p>-0.0085715907</text:p>
          </table:table-cell>
          <table:table-cell office:value-type="float" office:value="-0.00607377819548872">
            <text:p>-0.0060737782</text:p>
          </table:table-cell>
          <table:table-cell office:value-type="float" office:value="0.979368770659836">
            <text:p>0.9793687707</text:p>
          </table:table-cell>
          <table:table-cell office:value-type="float" office:value="0.970143438166605">
            <text:p>0.9701434382</text:p>
          </table:table-cell>
          <table:table-cell office:value-type="float" office:value="0.978814082247663">
            <text:p>0.97881408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table:number-columns-repeated="2" office:value-type="float" office:value="952">
            <text:p>952</text:p>
          </table:table-cell>
          <table:table-cell office:value-type="float" office:value="16852">
            <text:p>16852</text:p>
          </table:table-cell>
          <table:table-cell office:value-type="float" office:value="22440">
            <text:p>22440</text:p>
          </table:table-cell>
          <table:table-cell office:value-type="float" office:value="31941">
            <text:p>31941</text:p>
          </table:table-cell>
          <table:table-cell office:value-type="float" office:value="-121">
            <text:p>-121</text:p>
          </table:table-cell>
          <table:table-cell office:value-type="float" office:value="302.5">
            <text:p>302.5</text:p>
          </table:table-cell>
          <table:table-cell office:value-type="float" office:value="-81">
            <text:p>-81</text:p>
          </table:table-cell>
          <table:table-cell office:value-type="float" office:value="-0.00718015665796345">
            <text:p>-0.0071801567</text:p>
          </table:table-cell>
          <table:table-cell office:value-type="float" office:value="0.0134803921568627">
            <text:p>0.0134803922</text:p>
          </table:table-cell>
          <table:table-cell office:value-type="float" office:value="-0.00253592561284869">
            <text:p>-0.0025359256</text:p>
          </table:table-cell>
          <table:table-cell office:value-type="float" office:value="0.974970498810408">
            <text:p>0.9749704988</text:p>
          </table:table-cell>
          <table:table-cell office:value-type="float" office:value="1.04753754565552">
            <text:p>1.0475375457</text:p>
          </table:table-cell>
          <table:table-cell office:value-type="float" office:value="0.991136864955709">
            <text:p>0.9911368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539">
            <text:p>539</text:p>
          </table:table-cell>
          <table:table-cell table:number-columns-repeated="2" office:value-type="float" office:value="1023">
            <text:p>1023</text:p>
          </table:table-cell>
          <table:table-cell office:value-type="float" office:value="16340">
            <text:p>16340</text:p>
          </table:table-cell>
          <table:table-cell office:value-type="float" office:value="23459">
            <text:p>23459</text:p>
          </table:table-cell>
          <table:table-cell office:value-type="float" office:value="33267">
            <text:p>33267</text:p>
          </table:table-cell>
          <table:table-cell office:value-type="float" office:value="-66.375">
            <text:p>-66.375</text:p>
          </table:table-cell>
          <table:table-cell office:value-type="float" office:value="109.5">
            <text:p>109.5</text:p>
          </table:table-cell>
          <table:table-cell office:value-type="float" office:value="29.5">
            <text:p>29.5</text:p>
          </table:table-cell>
          <table:table-cell office:value-type="float" office:value="-0.00406211750305998">
            <text:p>-0.0040621175</text:p>
          </table:table-cell>
          <table:table-cell office:value-type="float" office:value="0.00466771814655356">
            <text:p>0.0046677181</text:p>
          </table:table-cell>
          <table:table-cell office:value-type="float" office:value="0.000886764661676737">
            <text:p>0.0008867647</text:p>
          </table:table-cell>
          <table:table-cell office:value-type="float" office:value="0.985814930304563">
            <text:p>0.9858149303</text:p>
          </table:table-cell>
          <table:table-cell office:value-type="float" office:value="1.01637971719462">
            <text:p>1.0163797172</text:p>
          </table:table-cell>
          <table:table-cell office:value-type="float" office:value="1.00310521756494">
            <text:p>1.00310521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513">
            <text:p>513</text:p>
          </table:table-cell>
          <table:table-cell office:value-type="float" office:value="708">
            <text:p>708</text:p>
          </table:table-cell>
          <table:table-cell office:value-type="float" office:value="1018">
            <text:p>1018</text:p>
          </table:table-cell>
          <table:table-cell office:value-type="float" office:value="15820">
            <text:p>15820</text:p>
          </table:table-cell>
          <table:table-cell office:value-type="float" office:value="23874">
            <text:p>23874</text:p>
          </table:table-cell>
          <table:table-cell office:value-type="float" office:value="33712">
            <text:p>33712</text:p>
          </table:table-cell>
          <table:table-cell office:value-type="float" office:value="-74.625">
            <text:p>-74.625</text:p>
          </table:table-cell>
          <table:table-cell office:value-type="float" office:value="126.25">
            <text:p>126.25</text:p>
          </table:table-cell>
          <table:table-cell office:value-type="float" office:value="175.625">
            <text:p>175.625</text:p>
          </table:table-cell>
          <table:table-cell office:value-type="float" office:value="-0.00471713021491783">
            <text:p>-0.0047171302</text:p>
          </table:table-cell>
          <table:table-cell office:value-type="float" office:value="0.00528817960961716">
            <text:p>0.0052881796</text:p>
          </table:table-cell>
          <table:table-cell office:value-type="float" office:value="0.00520956929283341">
            <text:p>0.0052095693</text:p>
          </table:table-cell>
          <table:table-cell office:value-type="float" office:value="0.983533656830018">
            <text:p>0.9835336568</text:p>
          </table:table-cell>
          <table:table-cell office:value-type="float" office:value="1.01856343972708">
            <text:p>1.0185634397</text:p>
          </table:table-cell>
          <table:table-cell office:value-type="float" office:value="1.01828668616486">
            <text:p>1.01828668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033">
            <text:p>1033</text:p>
          </table:table-cell>
          <table:table-cell office:value-type="float" office:value="16195">
            <text:p>16195</text:p>
          </table:table-cell>
          <table:table-cell office:value-type="float" office:value="22045">
            <text:p>22045</text:p>
          </table:table-cell>
          <table:table-cell office:value-type="float" office:value="31421">
            <text:p>31421</text:p>
          </table:table-cell>
          <table:table-cell office:value-type="float" office:value="-118">
            <text:p>-118</text:p>
          </table:table-cell>
          <table:table-cell office:value-type="float" office:value="173.375">
            <text:p>173.375</text:p>
          </table:table-cell>
          <table:table-cell office:value-type="float" office:value="-287.125">
            <text:p>-287.125</text:p>
          </table:table-cell>
          <table:table-cell office:value-type="float" office:value="-0.00728619944427292">
            <text:p>-0.0072861994</text:p>
          </table:table-cell>
          <table:table-cell office:value-type="float" office:value="0.00786459514629168">
            <text:p>0.0078645951</text:p>
          </table:table-cell>
          <table:table-cell office:value-type="float" office:value="-0.0091379968810668">
            <text:p>-0.0091379969</text:p>
          </table:table-cell>
          <table:table-cell office:value-type="float" office:value="0.974602355801634">
            <text:p>0.9746023558</text:p>
          </table:table-cell>
          <table:table-cell office:value-type="float" office:value="1.02764731265138">
            <text:p>1.0276473127</text:p>
          </table:table-cell>
          <table:table-cell office:value-type="float" office:value="0.968180676770783">
            <text:p>0.96818067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727">
            <text:p>727</text:p>
          </table:table-cell>
          <table:table-cell office:value-type="float" office:value="1057">
            <text:p>1057</text:p>
          </table:table-cell>
          <table:table-cell office:value-type="float" office:value="16370">
            <text:p>16370</text:p>
          </table:table-cell>
          <table:table-cell office:value-type="float" office:value="21846">
            <text:p>21846</text:p>
          </table:table-cell>
          <table:table-cell office:value-type="float" office:value="30864">
            <text:p>30864</text:p>
          </table:table-cell>
          <table:table-cell office:value-type="float" office:value="-58.375">
            <text:p>-58.375</text:p>
          </table:table-cell>
          <table:table-cell office:value-type="float" office:value="277.875">
            <text:p>277.875</text:p>
          </table:table-cell>
          <table:table-cell office:value-type="float" office:value="-187.5">
            <text:p>-187.5</text:p>
          </table:table-cell>
          <table:table-cell office:value-type="float" office:value="-0.00356597434331093">
            <text:p>-0.0035659743</text:p>
          </table:table-cell>
          <table:table-cell office:value-type="float" office:value="0.0127197198571821">
            <text:p>0.0127197199</text:p>
          </table:table-cell>
          <table:table-cell office:value-type="float" office:value="-0.00607503888024883">
            <text:p>-0.0060750389</text:p>
          </table:table-cell>
          <table:table-cell office:value-type="float" office:value="0.987544013497525">
            <text:p>0.9875440135</text:p>
          </table:table-cell>
          <table:table-cell office:value-type="float" office:value="1.0448361303957">
            <text:p>1.0448361304</text:p>
          </table:table-cell>
          <table:table-cell office:value-type="float" office:value="0.978809699870026">
            <text:p>0.97880969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105">
            <text:p>1105</text:p>
          </table:table-cell>
          <table:table-cell office:value-type="float" office:value="15959">
            <text:p>15959</text:p>
          </table:table-cell>
          <table:table-cell office:value-type="float" office:value="21761">
            <text:p>21761</text:p>
          </table:table-cell>
          <table:table-cell office:value-type="float" office:value="32593">
            <text:p>32593</text:p>
          </table:table-cell>
          <table:table-cell office:value-type="float" office:value="-66.875">
            <text:p>-66.875</text:p>
          </table:table-cell>
          <table:table-cell office:value-type="float" office:value="270">
            <text:p>270</text:p>
          </table:table-cell>
          <table:table-cell office:value-type="float" office:value="1.625">
            <text:p>1.625</text:p>
          </table:table-cell>
          <table:table-cell office:value-type="float" office:value="-0.00419042546525472">
            <text:p>-0.0041904255</text:p>
          </table:table-cell>
          <table:table-cell office:value-type="float" office:value="0.0124075180368549">
            <text:p>0.012407518</text:p>
          </table:table-cell>
          <table:table-cell table:style-name="ce17" office:value-type="float" office:value="0.0000498573313288129">
            <text:p>4.99E-005</text:p>
          </table:table-cell>
          <table:table-cell office:value-type="float" office:value="0.985367927816145">
            <text:p>0.9853679278</text:p>
          </table:table-cell>
          <table:table-cell office:value-type="float" office:value="1.04372804827651">
            <text:p>1.0437280483</text:p>
          </table:table-cell>
          <table:table-cell office:value-type="float" office:value="1.00017450553173">
            <text:p>1.00017450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154">
            <text:p>1154</text:p>
          </table:table-cell>
          <table:table-cell office:value-type="float" office:value="15458">
            <text:p>15458</text:p>
          </table:table-cell>
          <table:table-cell office:value-type="float" office:value="21946">
            <text:p>21946</text:p>
          </table:table-cell>
          <table:table-cell office:value-type="float" office:value="33079">
            <text:p>33079</text:p>
          </table:table-cell>
          <table:table-cell office:value-type="float" office:value="-66.125">
            <text:p>-66.125</text:p>
          </table:table-cell>
          <table:table-cell office:value-type="float" office:value="374.5">
            <text:p>374.5</text:p>
          </table:table-cell>
          <table:table-cell office:value-type="float" office:value="173.75">
            <text:p>173.75</text:p>
          </table:table-cell>
          <table:table-cell office:value-type="float" office:value="-0.00427772027429163">
            <text:p>-0.0042777203</text:p>
          </table:table-cell>
          <table:table-cell office:value-type="float" office:value="0.0170646131413469">
            <text:p>0.0170646131</text:p>
          </table:table-cell>
          <table:table-cell office:value-type="float" office:value="0.00525257716375948">
            <text:p>0.0052525772</text:p>
          </table:table-cell>
          <table:table-cell office:value-type="float" office:value="0.98506384486584">
            <text:p>0.9850638449</text:p>
          </table:table-cell>
          <table:table-cell office:value-type="float" office:value="1.06029689999718">
            <text:p>1.0602969</text:p>
          </table:table-cell>
          <table:table-cell office:value-type="float" office:value="1.01843809562421">
            <text:p>1.01843809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9">
            <text:p>579</text:p>
          </table:table-cell>
          <table:table-cell office:value-type="float" office:value="1163">
            <text:p>1163</text:p>
          </table:table-cell>
          <table:table-cell office:value-type="float" office:value="15674">
            <text:p>15674</text:p>
          </table:table-cell>
          <table:table-cell office:value-type="float" office:value="21862">
            <text:p>21862</text:p>
          </table:table-cell>
          <table:table-cell office:value-type="float" office:value="31243">
            <text:p>31243</text:p>
          </table:table-cell>
          <table:table-cell office:value-type="float" office:value="-124">
            <text:p>-124</text:p>
          </table:table-cell>
          <table:table-cell office:value-type="float" office:value="433.5">
            <text:p>433.5</text:p>
          </table:table-cell>
          <table:table-cell office:value-type="float" office:value="628.125">
            <text:p>628.125</text:p>
          </table:table-cell>
          <table:table-cell office:value-type="float" office:value="-0.00791119050657139">
            <text:p>-0.0079111905</text:p>
          </table:table-cell>
          <table:table-cell office:value-type="float" office:value="0.0198289269051322">
            <text:p>0.0198289269</text:p>
          </table:table-cell>
          <table:table-cell office:value-type="float" office:value="0.0201045034087636">
            <text:p>0.0201045034</text:p>
          </table:table-cell>
          <table:table-cell office:value-type="float" office:value="0.972433503620053">
            <text:p>0.9724335036</text:p>
          </table:table-cell>
          <table:table-cell office:value-type="float" office:value="1.07017188939869">
            <text:p>1.0701718894</text:p>
          </table:table-cell>
          <table:table-cell office:value-type="float" office:value="1.07115797640301">
            <text:p>1.0711579764</text:p>
          </table:table-cell>
          <table:table-cell table:number-columns-repeated="2" office:value-type="float" office:value="0">
            <text:p>0</text:p>
          </table:table-cell>
          <table:table-cell office:value-type="float" office:value="34.8226335664959">
            <text:p>34.822633566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16425">
            <text:p>16425</text:p>
          </table:table-cell>
          <table:table-cell office:value-type="float" office:value="21816">
            <text:p>21816</text:p>
          </table:table-cell>
          <table:table-cell office:value-type="float" office:value="34478">
            <text:p>34478</text:p>
          </table:table-cell>
          <table:table-cell office:value-type="float" office:value="199.75">
            <text:p>199.75</text:p>
          </table:table-cell>
          <table:table-cell office:value-type="float" office:value="-112.875">
            <text:p>-112.875</text:p>
          </table:table-cell>
          <table:table-cell office:value-type="float" office:value="413.125">
            <text:p>413.125</text:p>
          </table:table-cell>
          <table:table-cell office:value-type="float" office:value="0.0121613394216134">
            <text:p>0.0121613394</text:p>
          </table:table-cell>
          <table:table-cell office:value-type="float" office:value="-0.00517395489548955">
            <text:p>-0.0051739549</text:p>
          </table:table-cell>
          <table:table-cell office:value-type="float" office:value="0.0119822785544405">
            <text:p>0.0119822786</text:p>
          </table:table-cell>
          <table:table-cell office:value-type="float" office:value="1.04285456840164">
            <text:p>1.0428545684</text:p>
          </table:table-cell>
          <table:table-cell office:value-type="float" office:value="0.981943626691937">
            <text:p>0.9819436267</text:p>
          </table:table-cell>
          <table:table-cell office:value-type="float" office:value="1.04221938193928">
            <text:p>1.04221938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6180">
            <text:p>16180</text:p>
          </table:table-cell>
          <table:table-cell office:value-type="float" office:value="22982">
            <text:p>22982</text:p>
          </table:table-cell>
          <table:table-cell office:value-type="float" office:value="36297">
            <text:p>36297</text:p>
          </table:table-cell>
          <table:table-cell office:value-type="float" office:value="164.75">
            <text:p>164.75</text:p>
          </table:table-cell>
          <table:table-cell office:value-type="float" office:value="-11.375">
            <text:p>-11.375</text:p>
          </table:table-cell>
          <table:table-cell office:value-type="float" office:value="-32.625">
            <text:p>-32.625</text:p>
          </table:table-cell>
          <table:table-cell office:value-type="float" office:value="0.0101823238566131">
            <text:p>0.0101823239</text:p>
          </table:table-cell>
          <table:table-cell office:value-type="float" office:value="-0.000494952571577756">
            <text:p>-0.0004949526</text:p>
          </table:table-cell>
          <table:table-cell office:value-type="float" office:value="-0.000898834614430945">
            <text:p>-0.0008988346</text:p>
          </table:table-cell>
          <table:table-cell office:value-type="float" office:value="1.03584134574762">
            <text:p>1.0358413457</text:p>
          </table:table-cell>
          <table:table-cell office:value-type="float" office:value="0.998268146156452">
            <text:p>0.9982681462</text:p>
          </table:table-cell>
          <table:table-cell office:value-type="float" office:value="0.996855662340673">
            <text:p>0.99685566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860">
            <text:p>860</text:p>
          </table:table-cell>
          <table:table-cell office:value-type="float" office:value="1242">
            <text:p>1242</text:p>
          </table:table-cell>
          <table:table-cell office:value-type="float" office:value="16329">
            <text:p>16329</text:p>
          </table:table-cell>
          <table:table-cell office:value-type="float" office:value="23150">
            <text:p>23150</text:p>
          </table:table-cell>
          <table:table-cell office:value-type="float" office:value="37310">
            <text:p>37310</text:p>
          </table:table-cell>
          <table:table-cell office:value-type="float" office:value="210.25">
            <text:p>210.25</text:p>
          </table:table-cell>
          <table:table-cell office:value-type="float" office:value="116.25">
            <text:p>116.25</text:p>
          </table:table-cell>
          <table:table-cell office:value-type="float" office:value="-681.75">
            <text:p>-681.75</text:p>
          </table:table-cell>
          <table:table-cell office:value-type="float" office:value="0.0128758650254149">
            <text:p>0.012875865</text:p>
          </table:table-cell>
          <table:table-cell office:value-type="float" office:value="0.00502159827213823">
            <text:p>0.0050215983</text:p>
          </table:table-cell>
          <table:table-cell office:value-type="float" office:value="-0.0182725810774591">
            <text:p>-0.0182725811</text:p>
          </table:table-cell>
          <table:table-cell office:value-type="float" office:value="1.04539047187325">
            <text:p>1.0453904719</text:p>
          </table:table-cell>
          <table:table-cell office:value-type="float" office:value="1.01762501819293">
            <text:p>1.0176250182</text:p>
          </table:table-cell>
          <table:table-cell office:value-type="float" office:value="0.936700385178588">
            <text:p>0.93670038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6372">
            <text:p>16372</text:p>
          </table:table-cell>
          <table:table-cell office:value-type="float" office:value="22130">
            <text:p>22130</text:p>
          </table:table-cell>
          <table:table-cell office:value-type="float" office:value="36134">
            <text:p>36134</text:p>
          </table:table-cell>
          <table:table-cell office:value-type="float" office:value="111">
            <text:p>111</text:p>
          </table:table-cell>
          <table:table-cell office:value-type="float" office:value="421.75">
            <text:p>421.75</text:p>
          </table:table-cell>
          <table:table-cell office:value-type="float" office:value="-1462.125">
            <text:p>-1462.125</text:p>
          </table:table-cell>
          <table:table-cell office:value-type="float" office:value="0.0067798680674322">
            <text:p>0.0067798681</text:p>
          </table:table-cell>
          <table:table-cell office:value-type="float" office:value="0.01905784003615">
            <text:p>0.01905784</text:p>
          </table:table-cell>
          <table:table-cell office:value-type="float" office:value="-0.040463967454475">
            <text:p>-0.0404639675</text:p>
          </table:table-cell>
          <table:table-cell office:value-type="float" office:value="1.0238196327936">
            <text:p>1.0238196328</text:p>
          </table:table-cell>
          <table:table-cell office:value-type="float" office:value="1.06741431460954">
            <text:p>1.0674143146</text:p>
          </table:table-cell>
          <table:table-cell office:value-type="float" office:value="0.861585285927165">
            <text:p>0.8615852859</text:p>
          </table:table-cell>
          <table:table-cell table:number-columns-repeated="2" office:value-type="float" office:value="0">
            <text:p>0</text:p>
          </table:table-cell>
          <table:table-cell office:value-type="float" office:value="-16.7810262019105">
            <text:p>-16.7810262019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836">
            <text:p>836</text:p>
          </table:table-cell>
          <table:table-cell table:number-columns-repeated="2" office:value-type="float" office:value="1234">
            <text:p>1234</text:p>
          </table:table-cell>
          <table:table-cell office:value-type="float" office:value="15960">
            <text:p>15960</text:p>
          </table:table-cell>
          <table:table-cell office:value-type="float" office:value="23715">
            <text:p>23715</text:p>
          </table:table-cell>
          <table:table-cell office:value-type="float" office:value="33627">
            <text:p>33627</text:p>
          </table:table-cell>
          <table:table-cell office:value-type="float" office:value="141.125">
            <text:p>141.125</text:p>
          </table:table-cell>
          <table:table-cell office:value-type="float" office:value="208.5">
            <text:p>208.5</text:p>
          </table:table-cell>
          <table:table-cell office:value-type="float" office:value="408.125">
            <text:p>408.125</text:p>
          </table:table-cell>
          <table:table-cell office:value-type="float" office:value="0.00884241854636592">
            <text:p>0.0088424185</text:p>
          </table:table-cell>
          <table:table-cell office:value-type="float" office:value="0.00879190385831752">
            <text:p>0.0087919039</text:p>
          </table:table-cell>
          <table:table-cell office:value-type="float" office:value="0.0121368245754899">
            <text:p>0.0121368246</text:p>
          </table:table-cell>
          <table:table-cell office:value-type="float" office:value="1.03110171410915">
            <text:p>1.0311017141</text:p>
          </table:table-cell>
          <table:table-cell office:value-type="float" office:value="1.03092316674808">
            <text:p>1.0309231667</text:p>
          </table:table-cell>
          <table:table-cell office:value-type="float" office:value="1.04276759893534">
            <text:p>1.04276759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15834">
            <text:p>15834</text:p>
          </table:table-cell>
          <table:table-cell office:value-type="float" office:value="21733">
            <text:p>21733</text:p>
          </table:table-cell>
          <table:table-cell office:value-type="float" office:value="35460">
            <text:p>35460</text:p>
          </table:table-cell>
          <table:table-cell office:value-type="float" office:value="140">
            <text:p>140</text:p>
          </table:table-cell>
          <table:table-cell office:value-type="float" office:value="-1768.5">
            <text:p>-1768.5</text:p>
          </table:table-cell>
          <table:table-cell office:value-type="float" office:value="44.375">
            <text:p>44.375</text:p>
          </table:table-cell>
          <table:table-cell office:value-type="float" office:value="0.00884173297966401">
            <text:p>0.008841733</text:p>
          </table:table-cell>
          <table:table-cell office:value-type="float" office:value="-0.0813739474531818">
            <text:p>-0.0813739475</text:p>
          </table:table-cell>
          <table:table-cell office:value-type="float" office:value="0.00125141003948111">
            <text:p>0.00125141</text:p>
          </table:table-cell>
          <table:table-cell office:value-type="float" office:value="1.03109929086331">
            <text:p>1.0310992909</text:p>
          </table:table-cell>
          <table:table-cell office:value-type="float" office:value="0.728169753789126">
            <text:p>0.7281697538</text:p>
          </table:table-cell>
          <table:table-cell office:value-type="float" office:value="1.00438300455127">
            <text:p>1.0043830046</text:p>
          </table:table-cell>
          <table:table-cell office:value-type="float" office:value="0">
            <text:p>0</text:p>
          </table:table-cell>
          <table:table-cell office:value-type="float" office:value="-8.1665722394185">
            <text:p>-8.1665722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68">
            <text:p>468</text:p>
          </table:table-cell>
          <table:table-cell office:value-type="float" office:value="727">
            <text:p>727</text:p>
          </table:table-cell>
          <table:table-cell office:value-type="float" office:value="1136">
            <text:p>1136</text:p>
          </table:table-cell>
          <table:table-cell office:value-type="float" office:value="13725">
            <text:p>13725</text:p>
          </table:table-cell>
          <table:table-cell office:value-type="float" office:value="21252">
            <text:p>21252</text:p>
          </table:table-cell>
          <table:table-cell office:value-type="float" office:value="36208">
            <text:p>36208</text:p>
          </table:table-cell>
          <table:table-cell office:value-type="float" office:value="-1412.875">
            <text:p>-1412.875</text:p>
          </table:table-cell>
          <table:table-cell office:value-type="float" office:value="-381.5">
            <text:p>-381.5</text:p>
          </table:table-cell>
          <table:table-cell office:value-type="float" office:value="-667.5">
            <text:p>-667.5</text:p>
          </table:table-cell>
          <table:table-cell office:value-type="float" office:value="-0.102941712204007">
            <text:p>-0.1029417122</text:p>
          </table:table-cell>
          <table:table-cell office:value-type="float" office:value="-0.0179512516469038">
            <text:p>-0.0179512516</text:p>
          </table:table-cell>
          <table:table-cell office:value-type="float" office:value="-0.0184351524524967">
            <text:p>-0.0184351525</text:p>
          </table:table-cell>
          <table:table-cell office:value-type="float" office:value="0.6604741196645">
            <text:p>0.6604741197</text:p>
          </table:table-cell>
          <table:table-cell office:value-type="float" office:value="0.93780222420979">
            <text:p>0.9378022242</text:p>
          </table:table-cell>
          <table:table-cell office:value-type="float" office:value="0.936143081914317">
            <text:p>0.9361430819</text:p>
          </table:table-cell>
          <table:table-cell office:value-type="float" office:value="-6.38054738401205">
            <text:p>-6.3805473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10856">
            <text:p>10856</text:p>
          </table:table-cell>
          <table:table-cell office:value-type="float" office:value="20385">
            <text:p>20385</text:p>
          </table:table-cell>
          <table:table-cell office:value-type="float" office:value="35178">
            <text:p>35178</text:p>
          </table:table-cell>
          <table:table-cell office:value-type="float" office:value="-1349.75">
            <text:p>-1349.75</text:p>
          </table:table-cell>
          <table:table-cell office:value-type="float" office:value="-857.625">
            <text:p>-857.625</text:p>
          </table:table-cell>
          <table:table-cell office:value-type="float" office:value="-1484.75">
            <text:p>-1484.75</text:p>
          </table:table-cell>
          <table:table-cell office:value-type="float" office:value="-0.124332166543847">
            <text:p>-0.1243321665</text:p>
          </table:table-cell>
          <table:table-cell office:value-type="float" office:value="-0.0420713760117734">
            <text:p>-0.042071376</text:p>
          </table:table-cell>
          <table:table-cell office:value-type="float" office:value="-0.0422067769628745">
            <text:p>-0.042206777</text:p>
          </table:table-cell>
          <table:table-cell office:value-type="float" office:value="0.595136052866011">
            <text:p>0.5951360529</text:p>
          </table:table-cell>
          <table:table-cell office:value-type="float" office:value="0.85621938529066">
            <text:p>0.8562193853</text:p>
          </table:table-cell>
          <table:table-cell office:value-type="float" office:value="0.855767848192263">
            <text:p>0.8557678482</text:p>
          </table:table-cell>
          <table:table-cell office:value-type="float" office:value="-5.22072227261912">
            <text:p>-5.2207222726</text:p>
          </table:table-cell>
          <table:table-cell office:value-type="float" office:value="-16.1264490978728">
            <text:p>-16.1264490979</text:p>
          </table:table-cell>
          <table:table-cell office:value-type="float" office:value="-16.0735868836272">
            <text:p>-16.0735868836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16">
            <text:p>1216</text:p>
          </table:table-cell>
          <table:table-cell office:value-type="float" office:value="9840">
            <text:p>9840</text:p>
          </table:table-cell>
          <table:table-cell office:value-type="float" office:value="19226">
            <text:p>19226</text:p>
          </table:table-cell>
          <table:table-cell office:value-type="float" office:value="32609">
            <text:p>32609</text:p>
          </table:table-cell>
          <table:table-cell office:value-type="float" office:value="-1236.875">
            <text:p>-1236.875</text:p>
          </table:table-cell>
          <table:table-cell office:value-type="float" office:value="-1277">
            <text:p>-1277</text:p>
          </table:table-cell>
          <table:table-cell office:value-type="float" office:value="289.125">
            <text:p>289.125</text:p>
          </table:table-cell>
          <table:table-cell office:value-type="float" office:value="-0.125698678861789">
            <text:p>-0.1256986789</text:p>
          </table:table-cell>
          <table:table-cell office:value-type="float" office:value="-0.0664204722771247">
            <text:p>-0.0664204723</text:p>
          </table:table-cell>
          <table:table-cell office:value-type="float" office:value="0.00886641724677236">
            <text:p>0.0088664172</text:p>
          </table:table-cell>
          <table:table-cell office:value-type="float" office:value="0.591022933404234">
            <text:p>0.5910229334</text:p>
          </table:table-cell>
          <table:table-cell office:value-type="float" office:value="0.776175238139595">
            <text:p>0.7761752381</text:p>
          </table:table-cell>
          <table:table-cell office:value-type="float" office:value="1.0311865425391">
            <text:p>1.0311865425</text:p>
          </table:table-cell>
          <table:table-cell office:value-type="float" office:value="-5.16002486193585">
            <text:p>-5.1600248619</text:p>
          </table:table-cell>
          <table:table-cell office:value-type="float" office:value="-10.085202812493">
            <text:p>-10.085202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77">
            <text:p>577</text:p>
          </table:table-cell>
          <table:table-cell office:value-type="float" office:value="841">
            <text:p>841</text:p>
          </table:table-cell>
          <table:table-cell office:value-type="float" office:value="1252">
            <text:p>1252</text:p>
          </table:table-cell>
          <table:table-cell office:value-type="float" office:value="9225">
            <text:p>9225</text:p>
          </table:table-cell>
          <table:table-cell office:value-type="float" office:value="19826">
            <text:p>19826</text:p>
          </table:table-cell>
          <table:table-cell office:value-type="float" office:value="34655">
            <text:p>34655</text:p>
          </table:table-cell>
          <table:table-cell office:value-type="float" office:value="-1095.875">
            <text:p>-1095.875</text:p>
          </table:table-cell>
          <table:table-cell office:value-type="float" office:value="-50">
            <text:p>-50</text:p>
          </table:table-cell>
          <table:table-cell office:value-type="float" office:value="-71">
            <text:p>-71</text:p>
          </table:table-cell>
          <table:table-cell office:value-type="float" office:value="-0.118794037940379">
            <text:p>-0.1187940379</text:p>
          </table:table-cell>
          <table:table-cell office:value-type="float" office:value="-0.00252194088570564">
            <text:p>-0.0025219409</text:p>
          </table:table-cell>
          <table:table-cell office:value-type="float" office:value="-0.00204876641177319">
            <text:p>-0.0020487664</text:p>
          </table:table-cell>
          <table:table-cell office:value-type="float" office:value="0.611880433171025">
            <text:p>0.6118804332</text:p>
          </table:table-cell>
          <table:table-cell office:value-type="float" office:value="0.991185672864259">
            <text:p>0.9911856729</text:p>
          </table:table-cell>
          <table:table-cell office:value-type="float" office:value="0.992837544548661">
            <text:p>0.9928375445</text:p>
          </table:table-cell>
          <table:table-cell office:value-type="float" office:value="-5.48098856853701">
            <text:p>-5.48098856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80">
            <text:p>580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9299">
            <text:p>9299</text:p>
          </table:table-cell>
          <table:table-cell office:value-type="float" office:value="17767">
            <text:p>17767</text:p>
          </table:table-cell>
          <table:table-cell office:value-type="float" office:value="35162">
            <text:p>35162</text:p>
          </table:table-cell>
          <table:table-cell office:value-type="float" office:value="-473.375">
            <text:p>-473.375</text:p>
          </table:table-cell>
          <table:table-cell office:value-type="float" office:value="-1709.25">
            <text:p>-1709.25</text:p>
          </table:table-cell>
          <table:table-cell office:value-type="float" office:value="-593.75">
            <text:p>-593.75</text:p>
          </table:table-cell>
          <table:table-cell office:value-type="float" office:value="-0.0509060113990752">
            <text:p>-0.0509060114</text:p>
          </table:table-cell>
          <table:table-cell office:value-type="float" office:value="-0.0962036359542973">
            <text:p>-0.096203636</text:p>
          </table:table-cell>
          <table:table-cell office:value-type="float" office:value="-0.0168861270689949">
            <text:p>-0.0168861271</text:p>
          </table:table-cell>
          <table:table-cell office:value-type="float" office:value="0.8269081472165">
            <text:p>0.8269081472</text:p>
          </table:table-cell>
          <table:table-cell office:value-type="float" office:value="0.68142734771878">
            <text:p>0.6814273477</text:p>
          </table:table-cell>
          <table:table-cell office:value-type="float" office:value="0.941457432181803">
            <text:p>0.9414574322</text:p>
          </table:table-cell>
          <table:table-cell office:value-type="float" office:value="-13.2666233128633">
            <text:p>-13.2666233129</text:p>
          </table:table-cell>
          <table:table-cell office:value-type="float" office:value="-6.85258451168727">
            <text:p>-6.85258451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14">
            <text:p>614</text:p>
          </table:table-cell>
          <table:table-cell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9360">
            <text:p>9360</text:p>
          </table:table-cell>
          <table:table-cell office:value-type="float" office:value="17700">
            <text:p>17700</text:p>
          </table:table-cell>
          <table:table-cell office:value-type="float" office:value="34260">
            <text:p>34260</text:p>
          </table:table-cell>
          <table:table-cell office:value-type="float" office:value="-247">
            <text:p>-247</text:p>
          </table:table-cell>
          <table:table-cell office:value-type="float" office:value="-145.75">
            <text:p>-145.75</text:p>
          </table:table-cell>
          <table:table-cell office:value-type="float" office:value="-1423.625">
            <text:p>-1423.625</text:p>
          </table:table-cell>
          <table:table-cell office:value-type="float" office:value="-0.0263888888888889">
            <text:p>-0.0263888889</text:p>
          </table:table-cell>
          <table:table-cell office:value-type="float" office:value="-0.00823446327683616">
            <text:p>-0.0082344633</text:p>
          </table:table-cell>
          <table:table-cell office:value-type="float" office:value="-0.0415535610040864">
            <text:p>-0.041553561</text:p>
          </table:table-cell>
          <table:table-cell office:value-type="float" office:value="0.909003780864198">
            <text:p>0.9090037809</text:p>
          </table:table-cell>
          <table:table-cell office:value-type="float" office:value="0.97131227904657">
            <text:p>0.971312279</text:p>
          </table:table-cell>
          <table:table-cell office:value-type="float" office:value="0.857946865412653">
            <text:p>0.8579468654</text:p>
          </table:table-cell>
          <table:table-cell office:value-type="float" office:value="-25.9185116732742">
            <text:p>-25.9185116733</text:p>
          </table:table-cell>
          <table:table-cell office:value-type="float" office:value="0">
            <text:p>0</text:p>
          </table:table-cell>
          <table:table-cell office:value-type="float" office:value="-16.3317879596761">
            <text:p>-16.331787959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835">
            <text:p>835</text:p>
          </table:table-cell>
          <table:table-cell office:value-type="float" office:value="1239">
            <text:p>1239</text:p>
          </table:table-cell>
          <table:table-cell office:value-type="float" office:value="7966">
            <text:p>7966</text:p>
          </table:table-cell>
          <table:table-cell office:value-type="float" office:value="15012">
            <text:p>15012</text:p>
          </table:table-cell>
          <table:table-cell office:value-type="float" office:value="31013">
            <text:p>31013</text:p>
          </table:table-cell>
          <table:table-cell office:value-type="float" office:value="-1284.5">
            <text:p>-1284.5</text:p>
          </table:table-cell>
          <table:table-cell office:value-type="float" office:value="-231.75">
            <text:p>-231.75</text:p>
          </table:table-cell>
          <table:table-cell office:value-type="float" office:value="-2133.625">
            <text:p>-2133.625</text:p>
          </table:table-cell>
          <table:table-cell office:value-type="float" office:value="-0.161247803163445">
            <text:p>-0.1612478032</text:p>
          </table:table-cell>
          <table:table-cell office:value-type="float" office:value="-0.0154376498800959">
            <text:p>-0.0154376499</text:p>
          </table:table-cell>
          <table:table-cell office:value-type="float" office:value="-0.0687977622287428">
            <text:p>-0.0687977622</text:p>
          </table:table-cell>
          <table:table-cell office:value-type="float" office:value="0.486594362817016">
            <text:p>0.4865943628</text:p>
          </table:table-cell>
          <table:table-cell office:value-type="float" office:value="0.946435334645952">
            <text:p>0.9464353346</text:p>
          </table:table-cell>
          <table:table-cell office:value-type="float" office:value="0.768484771091258">
            <text:p>0.7684847711</text:p>
          </table:table-cell>
          <table:table-cell office:value-type="float" office:value="-3.94192045509538">
            <text:p>-3.9419204551</text:p>
          </table:table-cell>
          <table:table-cell office:value-type="float" office:value="0">
            <text:p>0</text:p>
          </table:table-cell>
          <table:table-cell office:value-type="float" office:value="-9.72445090584964">
            <text:p>-9.7244509058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61">
            <text:p>561</text:p>
          </table:table-cell>
          <table:table-cell office:value-type="float" office:value="1224">
            <text:p>1224</text:p>
          </table:table-cell>
          <table:table-cell office:value-type="float" office:value="7210">
            <text:p>7210</text:p>
          </table:table-cell>
          <table:table-cell office:value-type="float" office:value="14222">
            <text:p>14222</text:p>
          </table:table-cell>
          <table:table-cell office:value-type="float" office:value="28106">
            <text:p>28106</text:p>
          </table:table-cell>
          <table:table-cell office:value-type="float" office:value="-1048.75">
            <text:p>-1048.75</text:p>
          </table:table-cell>
          <table:table-cell office:value-type="float" office:value="-1529.625">
            <text:p>-1529.625</text:p>
          </table:table-cell>
          <table:table-cell office:value-type="float" office:value="-2369.875">
            <text:p>-2369.875</text:p>
          </table:table-cell>
          <table:table-cell office:value-type="float" office:value="-0.145457697642164">
            <text:p>-0.1454576976</text:p>
          </table:table-cell>
          <table:table-cell office:value-type="float" office:value="-0.107553438334974">
            <text:p>-0.1075534383</text:p>
          </table:table-cell>
          <table:table-cell office:value-type="float" office:value="-0.0843191845157618">
            <text:p>-0.0843191845</text:p>
          </table:table-cell>
          <table:table-cell office:value-type="float" office:value="0.532367624187011">
            <text:p>0.5323676242</text:p>
          </table:table-cell>
          <table:table-cell office:value-type="float" office:value="0.646235740339034">
            <text:p>0.6462357403</text:p>
          </table:table-cell>
          <table:table-cell office:value-type="float" office:value="0.718817914954544">
            <text:p>0.718817915</text:p>
          </table:table-cell>
          <table:table-cell office:value-type="float" office:value="-4.4096341346759">
            <text:p>-4.4096341347</text:p>
          </table:table-cell>
          <table:table-cell office:value-type="float" office:value="-6.09153223327114">
            <text:p>-6.0915322333</text:p>
          </table:table-cell>
          <table:table-cell office:value-type="float" office:value="-7.86885464332963">
            <text:p>-7.8688546433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32">
            <text:p>1232</text:p>
          </table:table-cell>
          <table:table-cell office:value-type="float" office:value="7560">
            <text:p>7560</text:p>
          </table:table-cell>
          <table:table-cell office:value-type="float" office:value="13630">
            <text:p>13630</text:p>
          </table:table-cell>
          <table:table-cell office:value-type="float" office:value="23829">
            <text:p>23829</text:p>
          </table:table-cell>
          <table:table-cell office:value-type="float" office:value="-746.75">
            <text:p>-746.75</text:p>
          </table:table-cell>
          <table:table-cell office:value-type="float" office:value="-1406.875">
            <text:p>-1406.875</text:p>
          </table:table-cell>
          <table:table-cell office:value-type="float" office:value="-2431.75">
            <text:p>-2431.75</text:p>
          </table:table-cell>
          <table:table-cell office:value-type="float" office:value="-0.098776455026455">
            <text:p>-0.098776455</text:p>
          </table:table-cell>
          <table:table-cell office:value-type="float" office:value="-0.103219002201027">
            <text:p>-0.1032190022</text:p>
          </table:table-cell>
          <table:table-cell office:value-type="float" office:value="-0.10205002308112">
            <text:p>-0.1020500231</text:p>
          </table:table-cell>
          <table:table-cell office:value-type="float" office:value="0.67340571201989">
            <text:p>0.673405712</text:p>
          </table:table-cell>
          <table:table-cell office:value-type="float" office:value="0.659615650630541">
            <text:p>0.6596156506</text:p>
          </table:table-cell>
          <table:table-cell office:value-type="float" office:value="0.663236765349361">
            <text:p>0.6632367653</text:p>
          </table:table-cell>
          <table:table-cell office:value-type="float" office:value="-6.66475212332118">
            <text:p>-6.6647521233</text:p>
          </table:table-cell>
          <table:table-cell office:value-type="float" office:value="-6.36244078425132">
            <text:p>-6.3624407843</text:p>
          </table:table-cell>
          <table:table-cell office:value-type="float" office:value="-6.43943955933392">
            <text:p>-6.4394395593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640">
            <text:p>640</text:p>
          </table:table-cell>
          <table:table-cell office:value-type="float" office:value="8288">
            <text:p>8288</text:p>
          </table:table-cell>
          <table:table-cell office:value-type="float" office:value="13104">
            <text:p>13104</text:p>
          </table:table-cell>
          <table:table-cell office:value-type="float" office:value="20336">
            <text:p>20336</text:p>
          </table:table-cell>
          <table:table-cell office:value-type="float" office:value="-407.125">
            <text:p>-407.125</text:p>
          </table:table-cell>
          <table:table-cell office:value-type="float" office:value="-81.375">
            <text:p>-81.375</text:p>
          </table:table-cell>
          <table:table-cell office:value-type="float" office:value="-209.25">
            <text:p>-209.25</text:p>
          </table:table-cell>
          <table:table-cell office:value-type="float" office:value="-0.0491222249034749">
            <text:p>-0.0491222249</text:p>
          </table:table-cell>
          <table:table-cell office:value-type="float" office:value="-0.0062099358974359">
            <text:p>-0.0062099359</text:p>
          </table:table-cell>
          <table:table-cell office:value-type="float" office:value="-0.0102896341463415">
            <text:p>-0.0102896341</text:p>
          </table:table-cell>
          <table:table-cell office:value-type="float" office:value="0.832801679077594">
            <text:p>0.8328016791</text:p>
          </table:table-cell>
          <table:table-cell office:value-type="float" office:value="0.978340808434521">
            <text:p>0.9783408084</text:p>
          </table:table-cell>
          <table:table-cell office:value-type="float" office:value="0.964193798566701">
            <text:p>0.9641937986</text:p>
          </table:table-cell>
          <table:table-cell office:value-type="float" office:value="-13.7611804516271">
            <text:p>-13.76118045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3">
            <text:p>3</text:p>
          </table:table-cell>
          <table:table-cell office:value-type="float" office:value="602">
            <text:p>602</text:p>
          </table:table-cell>
          <table:table-cell table:number-columns-repeated="2" office:value-type="float" office:value="1267">
            <text:p>1267</text:p>
          </table:table-cell>
          <table:table-cell office:value-type="float" office:value="7714">
            <text:p>7714</text:p>
          </table:table-cell>
          <table:table-cell office:value-type="float" office:value="11655">
            <text:p>11655</text:p>
          </table:table-cell>
          <table:table-cell office:value-type="float" office:value="19425">
            <text:p>19425</text:p>
          </table:table-cell>
          <table:table-cell office:value-type="float" office:value="-1372.25">
            <text:p>-1372.25</text:p>
          </table:table-cell>
          <table:table-cell office:value-type="float" office:value="-1556.375">
            <text:p>-1556.375</text:p>
          </table:table-cell>
          <table:table-cell office:value-type="float" office:value="-82.5">
            <text:p>-82.5</text:p>
          </table:table-cell>
          <table:table-cell office:value-type="float" office:value="-0.177890847809178">
            <text:p>-0.1778908478</text:p>
          </table:table-cell>
          <table:table-cell office:value-type="float" office:value="-0.133537108537109">
            <text:p>-0.1335371085</text:p>
          </table:table-cell>
          <table:table-cell office:value-type="float" office:value="-0.00424710424710425">
            <text:p>-0.0042471042</text:p>
          </table:table-cell>
          <table:table-cell office:value-type="float" office:value="0.439406533987042">
            <text:p>0.439406534</text:p>
          </table:table-cell>
          <table:table-cell office:value-type="float" office:value="0.567571152458765">
            <text:p>0.5675711525</text:p>
          </table:table-cell>
          <table:table-cell office:value-type="float" office:value="0.985170489408327">
            <text:p>0.9851704894</text:p>
          </table:table-cell>
          <table:table-cell office:value-type="float" office:value="-3.53859370376046">
            <text:p>-3.5385937038</text:p>
          </table:table-cell>
          <table:table-cell office:value-type="float" office:value="-4.8358207106281">
            <text:p>-4.83582071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08">
            <text:p>608</text:p>
          </table:table-cell>
          <table:table-cell office:value-type="float" office:value="1275">
            <text:p>1275</text:p>
          </table:table-cell>
          <table:table-cell office:value-type="float" office:value="7210">
            <text:p>7210</text:p>
          </table:table-cell>
          <table:table-cell office:value-type="float" office:value="11250">
            <text:p>11250</text:p>
          </table:table-cell>
          <table:table-cell office:value-type="float" office:value="19620">
            <text:p>19620</text:p>
          </table:table-cell>
          <table:table-cell office:value-type="float" office:value="-1048.75">
            <text:p>-1048.75</text:p>
          </table:table-cell>
          <table:table-cell office:value-type="float" office:value="-1333.5">
            <text:p>-1333.5</text:p>
          </table:table-cell>
          <table:table-cell office:value-type="float" office:value="9.375">
            <text:p>9.375</text:p>
          </table:table-cell>
          <table:table-cell office:value-type="float" office:value="-0.145457697642164">
            <text:p>-0.1454576976</text:p>
          </table:table-cell>
          <table:table-cell office:value-type="float" office:value="-0.118533333333333">
            <text:p>-0.1185333333</text:p>
          </table:table-cell>
          <table:table-cell office:value-type="float" office:value="0.00047782874617737">
            <text:p>0.0004778287</text:p>
          </table:table-cell>
          <table:table-cell office:value-type="float" office:value="0.532367624187011">
            <text:p>0.5323676242</text:p>
          </table:table-cell>
          <table:table-cell office:value-type="float" office:value="0.612671629511111">
            <text:p>0.6126716295</text:p>
          </table:table-cell>
          <table:table-cell office:value-type="float" office:value="1.00167284811943">
            <text:p>1.0016728481</text:p>
          </table:table-cell>
          <table:table-cell office:value-type="float" office:value="-4.4096341346759">
            <text:p>-4.4096341347</text:p>
          </table:table-cell>
          <table:table-cell office:value-type="float" office:value="-5.49383896137219">
            <text:p>-5.4938389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294">
            <text:p>1294</text:p>
          </table:table-cell>
          <table:table-cell office:value-type="float" office:value="7476">
            <text:p>7476</text:p>
          </table:table-cell>
          <table:table-cell office:value-type="float" office:value="11340">
            <text:p>11340</text:p>
          </table:table-cell>
          <table:table-cell office:value-type="float" office:value="19635">
            <text:p>19635</text:p>
          </table:table-cell>
          <table:table-cell office:value-type="float" office:value="-750">
            <text:p>-750</text:p>
          </table:table-cell>
          <table:table-cell office:value-type="float" office:value="-238.875">
            <text:p>-238.875</text:p>
          </table:table-cell>
          <table:table-cell office:value-type="float" office:value="-43.125">
            <text:p>-43.125</text:p>
          </table:table-cell>
          <table:table-cell office:value-type="float" office:value="-0.100321027287319">
            <text:p>-0.1003210273</text:p>
          </table:table-cell>
          <table:table-cell office:value-type="float" office:value="-0.0210648148148148">
            <text:p>-0.0210648148</text:p>
          </table:table-cell>
          <table:table-cell office:value-type="float" office:value="-0.00219633307868602">
            <text:p>-0.0021963331</text:p>
          </table:table-cell>
          <table:table-cell office:value-type="float" office:value="0.668602449185709">
            <text:p>0.6686024492</text:p>
          </table:table-cell>
          <table:table-cell office:value-type="float" office:value="0.927142851937586">
            <text:p>0.9271428519</text:p>
          </table:table-cell>
          <table:table-cell office:value-type="float" office:value="0.992322289027424">
            <text:p>0.992322289</text:p>
          </table:table-cell>
          <table:table-cell office:value-type="float" office:value="-6.55661217335294">
            <text:p>-6.5566121734</text:p>
          </table:table-cell>
          <table:table-cell office:value-type="float" office:value="-32.5576452410484">
            <text:p>-32.5576452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3">
            <text:p>3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45">
            <text:p>1245</text:p>
          </table:table-cell>
          <table:table-cell office:value-type="float" office:value="7294">
            <text:p>7294</text:p>
          </table:table-cell>
          <table:table-cell office:value-type="float" office:value="11295">
            <text:p>11295</text:p>
          </table:table-cell>
          <table:table-cell office:value-type="float" office:value="18825">
            <text:p>18825</text:p>
          </table:table-cell>
          <table:table-cell office:value-type="float" office:value="-484.125">
            <text:p>-484.125</text:p>
          </table:table-cell>
          <table:table-cell office:value-type="float" office:value="-329.375">
            <text:p>-329.375</text:p>
          </table:table-cell>
          <table:table-cell office:value-type="float" office:value="-189.375">
            <text:p>-189.375</text:p>
          </table:table-cell>
          <table:table-cell office:value-type="float" office:value="-0.0663730463394571">
            <text:p>-0.0663730463</text:p>
          </table:table-cell>
          <table:table-cell office:value-type="float" office:value="-0.0291611332447986">
            <text:p>-0.0291611332</text:p>
          </table:table-cell>
          <table:table-cell office:value-type="float" office:value="-0.0100597609561753">
            <text:p>-0.010059761</text:p>
          </table:table-cell>
          <table:table-cell office:value-type="float" office:value="0.776328885121444">
            <text:p>0.7763288851</text:p>
          </table:table-cell>
          <table:table-cell office:value-type="float" office:value="0.899602762159762">
            <text:p>0.8996027622</text:p>
          </table:table-cell>
          <table:table-cell office:value-type="float" office:value="0.964989186282757">
            <text:p>0.9649891863</text:p>
          </table:table-cell>
          <table:table-cell office:value-type="float" office:value="-10.09266246333">
            <text:p>-10.0926624633</text:p>
          </table:table-cell>
          <table:table-cell office:value-type="float" office:value="-23.4212726607746">
            <text:p>-23.42127266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47">
            <text:p>547</text:p>
          </table:table-cell>
          <table:table-cell office:value-type="float" office:value="1221">
            <text:p>1221</text:p>
          </table:table-cell>
          <table:table-cell office:value-type="float" office:value="5992">
            <text:p>5992</text:p>
          </table:table-cell>
          <table:table-cell office:value-type="float" office:value="10300">
            <text:p>10300</text:p>
          </table:table-cell>
          <table:table-cell office:value-type="float" office:value="18015">
            <text:p>18015</text:p>
          </table:table-cell>
          <table:table-cell office:value-type="float" office:value="-273">
            <text:p>-273</text:p>
          </table:table-cell>
          <table:table-cell office:value-type="float" office:value="-187.5">
            <text:p>-187.5</text:p>
          </table:table-cell>
          <table:table-cell office:value-type="float" office:value="-144.375">
            <text:p>-144.375</text:p>
          </table:table-cell>
          <table:table-cell office:value-type="float" office:value="-0.0455607476635514">
            <text:p>-0.0455607477</text:p>
          </table:table-cell>
          <table:table-cell office:value-type="float" office:value="-0.0182038834951456">
            <text:p>-0.0182038835</text:p>
          </table:table-cell>
          <table:table-cell office:value-type="float" office:value="-0.00801415487094088">
            <text:p>-0.0080141549</text:p>
          </table:table-cell>
          <table:table-cell office:value-type="float" office:value="0.844605915363787">
            <text:p>0.8446059154</text:p>
          </table:table-cell>
          <table:table-cell office:value-type="float" office:value="0.936935915260628">
            <text:p>0.9369359153</text:p>
          </table:table-cell>
          <table:table-cell office:value-type="float" office:value="0.972076342241166">
            <text:p>0.9720763422</text:p>
          </table:table-cell>
          <table:table-cell office:value-type="float" office:value="-14.8644249419623">
            <text:p>-14.8644249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300">
            <text:p>1300</text:p>
          </table:table-cell>
          <table:table-cell office:value-type="float" office:value="6748">
            <text:p>6748</text:p>
          </table:table-cell>
          <table:table-cell office:value-type="float" office:value="10800">
            <text:p>10800</text:p>
          </table:table-cell>
          <table:table-cell office:value-type="float" office:value="18390">
            <text:p>18390</text:p>
          </table:table-cell>
          <table:table-cell office:value-type="float" office:value="-299.25">
            <text:p>-299.25</text:p>
          </table:table-cell>
          <table:table-cell office:value-type="float" office:value="-227.5">
            <text:p>-227.5</text:p>
          </table:table-cell>
          <table:table-cell office:value-type="float" office:value="-189.375">
            <text:p>-189.375</text:p>
          </table:table-cell>
          <table:table-cell office:value-type="float" office:value="-0.0443464730290456">
            <text:p>-0.044346473</text:p>
          </table:table-cell>
          <table:table-cell office:value-type="float" office:value="-0.0210648148148148">
            <text:p>-0.0210648148</text:p>
          </table:table-cell>
          <table:table-cell office:value-type="float" office:value="-0.0102977161500816">
            <text:p>-0.0102977162</text:p>
          </table:table-cell>
          <table:table-cell office:value-type="float" office:value="0.848641899351767">
            <text:p>0.8486418994</text:p>
          </table:table-cell>
          <table:table-cell office:value-type="float" office:value="0.927142851937586">
            <text:p>0.9271428519</text:p>
          </table:table-cell>
          <table:table-cell office:value-type="float" office:value="0.964165837672214">
            <text:p>0.9641658377</text:p>
          </table:table-cell>
          <table:table-cell office:value-type="float" office:value="-15.281072658834">
            <text:p>-15.2810726588</text:p>
          </table:table-cell>
          <table:table-cell office:value-type="float" office:value="-32.5576452410484">
            <text:p>-32.5576452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3">
            <text:p>3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7098">
            <text:p>7098</text:p>
          </table:table-cell>
          <table:table-cell office:value-type="float" office:value="11144">
            <text:p>11144</text:p>
          </table:table-cell>
          <table:table-cell office:value-type="float" office:value="19155">
            <text:p>19155</text:p>
          </table:table-cell>
          <table:table-cell office:value-type="float" office:value="-133">
            <text:p>-133</text:p>
          </table:table-cell>
          <table:table-cell office:value-type="float" office:value="-85.75">
            <text:p>-85.75</text:p>
          </table:table-cell>
          <table:table-cell office:value-type="float" office:value="-228.75">
            <text:p>-228.75</text:p>
          </table:table-cell>
          <table:table-cell office:value-type="float" office:value="-0.0187376725838264">
            <text:p>-0.0187376726</text:p>
          </table:table-cell>
          <table:table-cell office:value-type="float" office:value="-0.00769472361809045">
            <text:p>-0.0076947236</text:p>
          </table:table-cell>
          <table:table-cell office:value-type="float" office:value="-0.0119420516836335">
            <text:p>-0.0119420517</text:p>
          </table:table-cell>
          <table:table-cell office:value-type="float" office:value="0.93510630268937">
            <text:p>0.9351063027</text:p>
          </table:table-cell>
          <table:table-cell office:value-type="float" office:value="0.973184516528939">
            <text:p>0.9731845165</text:p>
          </table:table-cell>
          <table:table-cell office:value-type="float" office:value="0.958482339800175">
            <text:p>0.95848233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295">
            <text:p>1295</text:p>
          </table:table-cell>
          <table:table-cell office:value-type="float" office:value="6454">
            <text:p>6454</text:p>
          </table:table-cell>
          <table:table-cell office:value-type="float" office:value="10603">
            <text:p>10603</text:p>
          </table:table-cell>
          <table:table-cell office:value-type="float" office:value="18495">
            <text:p>18495</text:p>
          </table:table-cell>
          <table:table-cell office:value-type="float" office:value="-266">
            <text:p>-266</text:p>
          </table:table-cell>
          <table:table-cell office:value-type="float" office:value="-437">
            <text:p>-437</text:p>
          </table:table-cell>
          <table:table-cell office:value-type="float" office:value="-318.75">
            <text:p>-318.75</text:p>
          </table:table-cell>
          <table:table-cell table:number-columns-repeated="2" office:value-type="float" office:value="-0.0412147505422994">
            <text:p>-0.0412147505</text:p>
          </table:table-cell>
          <table:table-cell office:value-type="float" office:value="-0.0172343876723439">
            <text:p>-0.0172343877</text:p>
          </table:table-cell>
          <table:table-cell table:number-columns-repeated="2" office:value-type="float" office:value="0.85907773819999">
            <text:p>0.8590777382</text:p>
          </table:table-cell>
          <table:table-cell office:value-type="float" office:value="0.94026181041894">
            <text:p>0.9402618104</text:p>
          </table:table-cell>
          <table:table-cell table:number-columns-repeated="2" office:value-type="float" office:value="-16.4689348602032">
            <text:p>-16.4689348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3">
            <text:p>3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1308">
            <text:p>1308</text:p>
          </table:table-cell>
          <table:table-cell office:value-type="float" office:value="5530">
            <text:p>5530</text:p>
          </table:table-cell>
          <table:table-cell office:value-type="float" office:value="9636">
            <text:p>9636</text:p>
          </table:table-cell>
          <table:table-cell office:value-type="float" office:value="18270">
            <text:p>18270</text:p>
          </table:table-cell>
          <table:table-cell office:value-type="float" office:value="65.375">
            <text:p>65.375</text:p>
          </table:table-cell>
          <table:table-cell office:value-type="float" office:value="-67.5">
            <text:p>-67.5</text:p>
          </table:table-cell>
          <table:table-cell office:value-type="float" office:value="-133.125">
            <text:p>-133.125</text:p>
          </table:table-cell>
          <table:table-cell office:value-type="float" office:value="0.0118218806509946">
            <text:p>0.0118218807</text:p>
          </table:table-cell>
          <table:table-cell office:value-type="float" office:value="-0.00700498132004981">
            <text:p>-0.0070049813</text:p>
          </table:table-cell>
          <table:table-cell office:value-type="float" office:value="-0.00728653530377668">
            <text:p>-0.0072865353</text:p>
          </table:table-cell>
          <table:table-cell office:value-type="float" office:value="1.04165050572825">
            <text:p>1.0416505057</text:p>
          </table:table-cell>
          <table:table-cell office:value-type="float" office:value="0.975578742115882">
            <text:p>0.9755787421</text:p>
          </table:table-cell>
          <table:table-cell office:value-type="float" office:value="0.974601189886379">
            <text:p>0.97460118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3">
            <text:p>3</text:p>
          </table:table-cell>
          <table:table-cell office:value-type="float" office:value="624">
            <text:p>624</text:p>
          </table:table-cell>
          <table:table-cell table:number-columns-repeated="2" office:value-type="float" office:value="1309">
            <text:p>1309</text:p>
          </table:table-cell>
          <table:table-cell office:value-type="float" office:value="5166">
            <text:p>5166</text:p>
          </table:table-cell>
          <table:table-cell office:value-type="float" office:value="9656">
            <text:p>9656</text:p>
          </table:table-cell>
          <table:table-cell office:value-type="float" office:value="18105">
            <text:p>18105</text:p>
          </table:table-cell>
          <table:table-cell office:value-type="float" office:value="-45">
            <text:p>-45</text:p>
          </table:table-cell>
          <table:table-cell office:value-type="float" office:value="-80">
            <text:p>-80</text:p>
          </table:table-cell>
          <table:table-cell office:value-type="float" office:value="-150">
            <text:p>-150</text:p>
          </table:table-cell>
          <table:table-cell office:value-type="float" office:value="-0.00871080139372822">
            <text:p>-0.0087108014</text:p>
          </table:table-cell>
          <table:table-cell table:number-columns-repeated="2" office:value-type="float" office:value="-0.00828500414250207">
            <text:p>-0.0082850041</text:p>
          </table:table-cell>
          <table:table-cell office:value-type="float" office:value="0.969660916121356">
            <text:p>0.9696609161</text:p>
          </table:table-cell>
          <table:table-cell table:number-columns-repeated="2" office:value-type="float" office:value="0.97113702243678">
            <text:p>0.97113702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3">
            <text:p>3</text:p>
          </table:table-cell>
          <table:table-cell office:value-type="float" office:value="569">
            <text:p>569</text:p>
          </table:table-cell>
          <table:table-cell table:number-columns-repeated="2" office:value-type="float" office:value="1255">
            <text:p>1255</text:p>
          </table:table-cell>
          <table:table-cell office:value-type="float" office:value="6412">
            <text:p>6412</text:p>
          </table:table-cell>
          <table:table-cell office:value-type="float" office:value="10314">
            <text:p>10314</text:p>
          </table:table-cell>
          <table:table-cell office:value-type="float" office:value="17805">
            <text:p>17805</text:p>
          </table:table-cell>
          <table:table-cell office:value-type="float" office:value="-106.5">
            <text:p>-106.5</text:p>
          </table:table-cell>
          <table:table-cell office:value-type="float" office:value="-182.25">
            <text:p>-182.25</text:p>
          </table:table-cell>
          <table:table-cell office:value-type="float" office:value="-352.5">
            <text:p>-352.5</text:p>
          </table:table-cell>
          <table:table-cell office:value-type="float" office:value="-0.0166094822208359">
            <text:p>-0.0166094822</text:p>
          </table:table-cell>
          <table:table-cell office:value-type="float" office:value="-0.0176701570680628">
            <text:p>-0.0176701571</text:p>
          </table:table-cell>
          <table:table-cell office:value-type="float" office:value="-0.0197978096040438">
            <text:p>-0.0197978096</text:p>
          </table:table-cell>
          <table:table-cell office:value-type="float" office:value="0.942407527030377">
            <text:p>0.942407527</text:p>
          </table:table-cell>
          <table:table-cell office:value-type="float" office:value="0.938766429785368">
            <text:p>0.9387664298</text:p>
          </table:table-cell>
          <table:table-cell office:value-type="float" office:value="0.931475894785478">
            <text:p>0.93147589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3">
            <text:p>3</text:p>
          </table:table-cell>
          <table:table-cell office:value-type="float" office:value="515">
            <text:p>515</text:p>
          </table:table-cell>
          <table:table-cell office:value-type="float" office:value="780">
            <text:p>780</text:p>
          </table:table-cell>
          <table:table-cell office:value-type="float" office:value="1201">
            <text:p>1201</text:p>
          </table:table-cell>
          <table:table-cell office:value-type="float" office:value="5166">
            <text:p>5166</text:p>
          </table:table-cell>
          <table:table-cell office:value-type="float" office:value="8905">
            <text:p>8905</text:p>
          </table:table-cell>
          <table:table-cell office:value-type="float" office:value="16275">
            <text:p>16275</text:p>
          </table:table-cell>
          <table:table-cell office:value-type="float" office:value="-25.375">
            <text:p>-25.375</text:p>
          </table:table-cell>
          <table:table-cell office:value-type="float" office:value="-290.875">
            <text:p>-290.875</text:p>
          </table:table-cell>
          <table:table-cell office:value-type="float" office:value="-416.25">
            <text:p>-416.25</text:p>
          </table:table-cell>
          <table:table-cell office:value-type="float" office:value="-0.00491192411924119">
            <text:p>-0.0049119241</text:p>
          </table:table-cell>
          <table:table-cell office:value-type="float" office:value="-0.0326642335766423">
            <text:p>-0.0326642336</text:p>
          </table:table-cell>
          <table:table-cell office:value-type="float" office:value="-0.0255760368663594">
            <text:p>-0.0255760369</text:p>
          </table:table-cell>
          <table:table-cell office:value-type="float" office:value="0.98285555449982">
            <text:p>0.9828555545</text:p>
          </table:table-cell>
          <table:table-cell office:value-type="float" office:value="0.887766408705845">
            <text:p>0.8877664087</text:p>
          </table:table-cell>
          <table:table-cell office:value-type="float" office:value="0.911765972944849">
            <text:p>0.9117659729</text:p>
          </table:table-cell>
          <table:table-cell office:value-type="float" office:value="0">
            <text:p>0</text:p>
          </table:table-cell>
          <table:table-cell office:value-type="float" office:value="-20.8718799669073">
            <text:p>-20.8718799669</text:p>
          </table:table-cell>
          <table:table-cell office:value-type="float" office:value="-26.7533601790641">
            <text:p>-26.7533601791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40">
            <text:p>540</text:p>
          </table:table-cell>
          <table:table-cell office:value-type="float" office:value="805">
            <text:p>805</text:p>
          </table:table-cell>
          <table:table-cell office:value-type="float" office:value="1226">
            <text:p>1226</text:p>
          </table:table-cell>
          <table:table-cell office:value-type="float" office:value="5530">
            <text:p>5530</text:p>
          </table:table-cell>
          <table:table-cell office:value-type="float" office:value="9534">
            <text:p>9534</text:p>
          </table:table-cell>
          <table:table-cell office:value-type="float" office:value="16950">
            <text:p>16950</text:p>
          </table:table-cell>
          <table:table-cell office:value-type="float" office:value="-83">
            <text:p>-83</text:p>
          </table:table-cell>
          <table:table-cell office:value-type="float" office:value="15.375">
            <text:p>15.375</text:p>
          </table:table-cell>
          <table:table-cell office:value-type="float" office:value="-463.125">
            <text:p>-463.125</text:p>
          </table:table-cell>
          <table:table-cell office:value-type="float" office:value="-0.0150090415913201">
            <text:p>-0.0150090416</text:p>
          </table:table-cell>
          <table:table-cell office:value-type="float" office:value="0.00161264946507237">
            <text:p>0.0016126495</text:p>
          </table:table-cell>
          <table:table-cell office:value-type="float" office:value="-0.0273230088495575">
            <text:p>-0.0273230088</text:p>
          </table:table-cell>
          <table:table-cell office:value-type="float" office:value="0.94790988623618">
            <text:p>0.9479098862</text:p>
          </table:table-cell>
          <table:table-cell office:value-type="float" office:value="1.00564937037882">
            <text:p>1.0056493704</text:p>
          </table:table-cell>
          <table:table-cell office:value-type="float" office:value="0.905832700779231">
            <text:p>0.9058327008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204517849365">
            <text:p>-25.0204517849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92">
            <text:p>592</text:p>
          </table:table-cell>
          <table:table-cell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5166">
            <text:p>5166</text:p>
          </table:table-cell>
          <table:table-cell office:value-type="float" office:value="9348">
            <text:p>9348</text:p>
          </table:table-cell>
          <table:table-cell office:value-type="float" office:value="17190">
            <text:p>17190</text:p>
          </table:table-cell>
          <table:table-cell office:value-type="float" office:value="-197.75">
            <text:p>-197.75</text:p>
          </table:table-cell>
          <table:table-cell office:value-type="float" office:value="34">
            <text:p>34</text:p>
          </table:table-cell>
          <table:table-cell office:value-type="float" office:value="-303.75">
            <text:p>-303.75</text:p>
          </table:table-cell>
          <table:table-cell office:value-type="float" office:value="-0.0382791327913279">
            <text:p>-0.0382791328</text:p>
          </table:table-cell>
          <table:table-cell office:value-type="float" office:value="0.00363714163457424">
            <text:p>0.0036371416</text:p>
          </table:table-cell>
          <table:table-cell office:value-type="float" office:value="-0.0176701570680628">
            <text:p>-0.0176701571</text:p>
          </table:table-cell>
          <table:table-cell office:value-type="float" office:value="0.868895007564574">
            <text:p>0.8688950076</text:p>
          </table:table-cell>
          <table:table-cell office:value-type="float" office:value="1.01275592416758">
            <text:p>1.0127559242</text:p>
          </table:table-cell>
          <table:table-cell office:value-type="float" office:value="0.938766429785368">
            <text:p>0.9387664298</text:p>
          </table:table-cell>
          <table:table-cell office:value-type="float" office:value="-17.7588752827025">
            <text:p>-17.75887528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51">
            <text:p>551</text:p>
          </table:table-cell>
          <table:table-cell office:value-type="float" office:value="814">
            <text:p>814</text:p>
          </table:table-cell>
          <table:table-cell office:value-type="float" office:value="1233">
            <text:p>1233</text:p>
          </table:table-cell>
          <table:table-cell office:value-type="float" office:value="6246">
            <text:p>6246</text:p>
          </table:table-cell>
          <table:table-cell office:value-type="float" office:value="9632">
            <text:p>9632</text:p>
          </table:table-cell>
          <table:table-cell office:value-type="float" office:value="16335">
            <text:p>16335</text:p>
          </table:table-cell>
          <table:table-cell office:value-type="float" office:value="-186.625">
            <text:p>-186.625</text:p>
          </table:table-cell>
          <table:table-cell office:value-type="float" office:value="-421.125">
            <text:p>-421.125</text:p>
          </table:table-cell>
          <table:table-cell office:value-type="float" office:value="-461.25">
            <text:p>-461.25</text:p>
          </table:table-cell>
          <table:table-cell office:value-type="float" office:value="-0.0298791226384886">
            <text:p>-0.0298791226</text:p>
          </table:table-cell>
          <table:table-cell office:value-type="float" office:value="-0.0437214493355482">
            <text:p>-0.0437214493</text:p>
          </table:table-cell>
          <table:table-cell office:value-type="float" office:value="-0.028236914600551">
            <text:p>-0.0282369146</text:p>
          </table:table-cell>
          <table:table-cell office:value-type="float" office:value="0.897172884225796">
            <text:p>0.8971728842</text:p>
          </table:table-cell>
          <table:table-cell office:value-type="float" office:value="0.850721594984303">
            <text:p>0.850721595</text:p>
          </table:table-cell>
          <table:table-cell office:value-type="float" office:value="0.902733552656543">
            <text:p>0.9027335527</text:p>
          </table:table-cell>
          <table:table-cell office:value-type="float" office:value="-22.8500522174549">
            <text:p>-22.8500522175</text:p>
          </table:table-cell>
          <table:table-cell office:value-type="float" office:value="-15.504554219829">
            <text:p>-15.5045542198</text:p>
          </table:table-cell>
          <table:table-cell office:value-type="float" office:value="-24.1993257428169">
            <text:p>-24.1993257428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3">
            <text:p>3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218">
            <text:p>1218</text:p>
          </table:table-cell>
          <table:table-cell office:value-type="float" office:value="5166">
            <text:p>5166</text:p>
          </table:table-cell>
          <table:table-cell office:value-type="float" office:value="8895">
            <text:p>8895</text:p>
          </table:table-cell>
          <table:table-cell office:value-type="float" office:value="15165">
            <text:p>15165</text:p>
          </table:table-cell>
          <table:table-cell office:value-type="float" office:value="-325.125">
            <text:p>-325.125</text:p>
          </table:table-cell>
          <table:table-cell office:value-type="float" office:value="-508.5">
            <text:p>-508.5</text:p>
          </table:table-cell>
          <table:table-cell office:value-type="float" office:value="68.625">
            <text:p>68.625</text:p>
          </table:table-cell>
          <table:table-cell office:value-type="float" office:value="-0.0629355400696864">
            <text:p>-0.0629355401</text:p>
          </table:table-cell>
          <table:table-cell office:value-type="float" office:value="-0.0571669477234401">
            <text:p>-0.0571669477</text:p>
          </table:table-cell>
          <table:table-cell office:value-type="float" office:value="0.00452522255192878">
            <text:p>0.0045252226</text:p>
          </table:table-cell>
          <table:table-cell office:value-type="float" office:value="0.787488938875669">
            <text:p>0.7874889389</text:p>
          </table:table-cell>
          <table:table-cell office:value-type="float" office:value="0.806321080395508">
            <text:p>0.8063210804</text:p>
          </table:table-cell>
          <table:table-cell office:value-type="float" office:value="1.01587841510447">
            <text:p>1.0158784151</text:p>
          </table:table-cell>
          <table:table-cell office:value-type="float" office:value="-10.6632769698857">
            <text:p>-10.6632769699</text:p>
          </table:table-cell>
          <table:table-cell office:value-type="float" office:value="-11.7749903245691">
            <text:p>-11.7749903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4">
            <text:p>534</text:p>
          </table:table-cell>
          <table:table-cell table:number-columns-repeated="2" office:value-type="float" office:value="1207">
            <text:p>1207</text:p>
          </table:table-cell>
          <table:table-cell office:value-type="float" office:value="5166">
            <text:p>5166</text:p>
          </table:table-cell>
          <table:table-cell office:value-type="float" office:value="8468">
            <text:p>8468</text:p>
          </table:table-cell>
          <table:table-cell office:value-type="float" office:value="14565">
            <text:p>14565</text:p>
          </table:table-cell>
          <table:table-cell office:value-type="float" office:value="-68.625">
            <text:p>-68.625</text:p>
          </table:table-cell>
          <table:table-cell office:value-type="float" office:value="-390.25">
            <text:p>-390.25</text:p>
          </table:table-cell>
          <table:table-cell office:value-type="float" office:value="-66.125">
            <text:p>-66.125</text:p>
          </table:table-cell>
          <table:table-cell office:value-type="float" office:value="-0.0132839721254355">
            <text:p>-0.0132839721</text:p>
          </table:table-cell>
          <table:table-cell office:value-type="float" office:value="-0.0460852621634388">
            <text:p>-0.0460852622</text:p>
          </table:table-cell>
          <table:table-cell office:value-type="float" office:value="-0.00453999313422588">
            <text:p>-0.0045399931</text:p>
          </table:table-cell>
          <table:table-cell office:value-type="float" office:value="0.953851966835217">
            <text:p>0.9538519668</text:p>
          </table:table-cell>
          <table:table-cell office:value-type="float" office:value="0.842864331149763">
            <text:p>0.8428643311</text:p>
          </table:table-cell>
          <table:table-cell office:value-type="float" office:value="0.984150422644021">
            <text:p>0.9841504226</text:p>
          </table:table-cell>
          <table:table-cell office:value-type="float" office:value="0">
            <text:p>0</text:p>
          </table:table-cell>
          <table:table-cell office:value-type="float" office:value="-14.691240179616">
            <text:p>-14.69124017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21">
            <text:p>521</text:p>
          </table:table-cell>
          <table:table-cell office:value-type="float" office:value="781">
            <text:p>781</text:p>
          </table:table-cell>
          <table:table-cell office:value-type="float" office:value="1187">
            <text:p>1187</text:p>
          </table:table-cell>
          <table:table-cell office:value-type="float" office:value="5166">
            <text:p>5166</text:p>
          </table:table-cell>
          <table:table-cell office:value-type="float" office:value="8749">
            <text:p>8749</text:p>
          </table:table-cell>
          <table:table-cell office:value-type="float" office:value="15675">
            <text:p>15675</text:p>
          </table:table-cell>
          <table:table-cell office:value-type="float" office:value="-240">
            <text:p>-240</text:p>
          </table:table-cell>
          <table:table-cell office:value-type="float" office:value="-463.2">
            <text:p>-463.2</text:p>
          </table:table-cell>
          <table:table-cell office:value-type="float" office:value="-377.25">
            <text:p>-377.25</text:p>
          </table:table-cell>
          <table:table-cell office:value-type="float" office:value="-0.0464576074332172">
            <text:p>-0.0464576074</text:p>
          </table:table-cell>
          <table:table-cell office:value-type="float" office:value="-0.0529431935078295">
            <text:p>-0.0529431935</text:p>
          </table:table-cell>
          <table:table-cell office:value-type="float" office:value="-0.024066985645933">
            <text:p>-0.0240669856</text:p>
          </table:table-cell>
          <table:table-cell office:value-type="float" office:value="0.841628660189041">
            <text:p>0.8416286602</text:p>
          </table:table-cell>
          <table:table-cell office:value-type="float" office:value="0.82019266693066">
            <text:p>0.8201926669</text:p>
          </table:table-cell>
          <table:table-cell office:value-type="float" office:value="0.916900821043474">
            <text:p>0.916900821</text:p>
          </table:table-cell>
          <table:table-cell office:value-type="float" office:value="-14.5706717433828">
            <text:p>-14.5706717434</text:p>
          </table:table-cell>
          <table:table-cell office:value-type="float" office:value="-12.7425657834968">
            <text:p>-12.7425657835</text:p>
          </table:table-cell>
          <table:table-cell office:value-type="float" office:value="-28.4527669196047">
            <text:p>-28.452766919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28">
            <text:p>428</text:p>
          </table:table-cell>
          <table:table-cell office:value-type="float" office:value="685">
            <text:p>685</text:p>
          </table:table-cell>
          <table:table-cell office:value-type="float" office:value="1085">
            <text:p>1085</text:p>
          </table:table-cell>
          <table:table-cell office:value-type="float" office:value="4578">
            <text:p>4578</text:p>
          </table:table-cell>
          <table:table-cell office:value-type="float" office:value="7709">
            <text:p>7709</text:p>
          </table:table-cell>
          <table:table-cell office:value-type="float" office:value="14115">
            <text:p>14115</text:p>
          </table:table-cell>
          <table:table-cell office:value-type="float" office:value="-452.285714285714">
            <text:p>-452.2857142857</text:p>
          </table:table-cell>
          <table:table-cell office:value-type="float" office:value="-15.5">
            <text:p>-15.5</text:p>
          </table:table-cell>
          <table:table-cell office:value-type="float" office:value="-309">
            <text:p>-309</text:p>
          </table:table-cell>
          <table:table-cell office:value-type="float" office:value="-0.0987954814953504">
            <text:p>-0.0987954815</text:p>
          </table:table-cell>
          <table:table-cell office:value-type="float" office:value="-0.00201063691788818">
            <text:p>-0.0020106369</text:p>
          </table:table-cell>
          <table:table-cell office:value-type="float" office:value="-0.0218916046758767">
            <text:p>-0.0218916047</text:p>
          </table:table-cell>
          <table:table-cell office:value-type="float" office:value="0.673346487207514">
            <text:p>0.6733464872</text:p>
          </table:table-cell>
          <table:table-cell office:value-type="float" office:value="0.99297069440259">
            <text:p>0.9929706944</text:p>
          </table:table-cell>
          <table:table-cell office:value-type="float" office:value="0.92431869865079">
            <text:p>0.9243186987</text:p>
          </table:table-cell>
          <table:table-cell office:value-type="float" office:value="-6.66339947579852">
            <text:p>-6.6633994758</text:p>
          </table:table-cell>
          <table:table-cell office:value-type="float" office:value="0">
            <text:p>0</text:p>
          </table:table-cell>
          <table:table-cell office:value-type="float" office:value="-31.3148418896562">
            <text:p>-31.3148418897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3853">
            <text:p>3853</text:p>
          </table:table-cell>
          <table:table-cell office:value-type="float" office:value="7097">
            <text:p>7097</text:p>
          </table:table-cell>
          <table:table-cell office:value-type="float" office:value="16824">
            <text:p>16824</text:p>
          </table:table-cell>
          <table:table-cell office:value-type="float" office:value="-320">
            <text:p>-320</text:p>
          </table:table-cell>
          <table:table-cell office:value-type="float" office:value="-757.6">
            <text:p>-757.6</text:p>
          </table:table-cell>
          <table:table-cell office:value-type="float" office:value="-165.5">
            <text:p>-165.5</text:p>
          </table:table-cell>
          <table:table-cell office:value-type="float" office:value="-0.0830521671424864">
            <text:p>-0.0830521671</text:p>
          </table:table-cell>
          <table:table-cell office:value-type="float" office:value="-0.106749330703114">
            <text:p>-0.1067493307</text:p>
          </table:table-cell>
          <table:table-cell office:value-type="float" office:value="-0.00983713742272943">
            <text:p>-0.0098371374</text:p>
          </table:table-cell>
          <table:table-cell office:value-type="float" office:value="0.722836833436742">
            <text:p>0.7228368334</text:p>
          </table:table-cell>
          <table:table-cell office:value-type="float" office:value="0.648712364966004">
            <text:p>0.648712365</text:p>
          </table:table-cell>
          <table:table-cell office:value-type="float" office:value="0.965759686794887">
            <text:p>0.9657596868</text:p>
          </table:table-cell>
          <table:table-cell office:value-type="float" office:value="-7.99434404834326">
            <text:p>-7.9943440483</text:p>
          </table:table-cell>
          <table:table-cell office:value-type="float" office:value="-6.14012985603264">
            <text:p>-6.1401298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3761">
            <text:p>3761</text:p>
          </table:table-cell>
          <table:table-cell office:value-type="float" office:value="6927">
            <text:p>6927</text:p>
          </table:table-cell>
          <table:table-cell office:value-type="float" office:value="16421">
            <text:p>16421</text:p>
          </table:table-cell>
          <table:table-cell office:value-type="float" office:value="-416.4">
            <text:p>-416.4</text:p>
          </table:table-cell>
          <table:table-cell office:value-type="float" office:value="-721.5">
            <text:p>-721.5</text:p>
          </table:table-cell>
          <table:table-cell office:value-type="float" office:value="-78.6">
            <text:p>-78.6</text:p>
          </table:table-cell>
          <table:table-cell office:value-type="float" office:value="-0.110715235309758">
            <text:p>-0.1107152353</text:p>
          </table:table-cell>
          <table:table-cell office:value-type="float" office:value="-0.104157644001732">
            <text:p>-0.104157644</text:p>
          </table:table-cell>
          <table:table-cell office:value-type="float" office:value="-0.00478655380305706">
            <text:p>-0.0047865538</text:p>
          </table:table-cell>
          <table:table-cell office:value-type="float" office:value="0.636522088542049">
            <text:p>0.6365220885</text:p>
          </table:table-cell>
          <table:table-cell office:value-type="float" office:value="0.65671192300976">
            <text:p>0.656711923</text:p>
          </table:table-cell>
          <table:table-cell office:value-type="float" office:value="0.983291967440027">
            <text:p>0.9832919674</text:p>
          </table:table-cell>
          <table:table-cell office:value-type="float" office:value="-5.90728078298625">
            <text:p>-5.907280783</text:p>
          </table:table-cell>
          <table:table-cell office:value-type="float" office:value="-6.30186372644032">
            <text:p>-6.3018637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61">
            <text:p>461</text:p>
          </table:table-cell>
          <table:table-cell office:value-type="float" office:value="705">
            <text:p>705</text:p>
          </table:table-cell>
          <table:table-cell office:value-type="float" office:value="1089">
            <text:p>1089</text:p>
          </table:table-cell>
          <table:table-cell office:value-type="float" office:value="3246">
            <text:p>3246</text:p>
          </table:table-cell>
          <table:table-cell office:value-type="float" office:value="6212">
            <text:p>6212</text:p>
          </table:table-cell>
          <table:table-cell office:value-type="float" office:value="16665">
            <text:p>16665</text:p>
          </table:table-cell>
          <table:table-cell office:value-type="float" office:value="-480">
            <text:p>-480</text:p>
          </table:table-cell>
          <table:table-cell office:value-type="float" office:value="-919">
            <text:p>-919</text:p>
          </table:table-cell>
          <table:table-cell office:value-type="float" office:value="0">
            <text:p>0</text:p>
          </table:table-cell>
          <table:table-cell office:value-type="float" office:value="-0.147874306839187">
            <text:p>-0.1478743068</text:p>
          </table:table-cell>
          <table:table-cell office:value-type="float" office:value="-0.147939471989697">
            <text:p>-0.147939472</text:p>
          </table:table-cell>
          <table:table-cell office:value-type="float" office:value="0">
            <text:p>0</text:p>
          </table:table-cell>
          <table:table-cell office:value-type="float" office:value="0.52529887488426">
            <text:p>0.5252988749</text:p>
          </table:table-cell>
          <table:table-cell office:value-type="float" office:value="0.525108579286336">
            <text:p>0.5251085793</text:p>
          </table:table-cell>
          <table:table-cell office:value-type="float" office:value="1.05">
            <text:p>1.05</text:p>
          </table:table-cell>
          <table:table-cell office:value-type="float" office:value="-4.33159497162244">
            <text:p>-4.3315949716</text:p>
          </table:table-cell>
          <table:table-cell office:value-type="float" office:value="-4.32952582596736">
            <text:p>-4.3295258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5">
            <text:p>5</text:p>
          </table:table-cell>
          <table:table-cell office:value-type="float" office:value="395">
            <text:p>395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2897">
            <text:p>2897</text:p>
          </table:table-cell>
          <table:table-cell office:value-type="float" office:value="5762">
            <text:p>5762</text:p>
          </table:table-cell>
          <table:table-cell office:value-type="float" office:value="16912">
            <text:p>16912</text:p>
          </table:table-cell>
          <table:table-cell table:number-columns-repeated="6" office:value-type="float" office:value="0">
            <text:p>0</text:p>
          </table:table-cell>
          <table:table-cell office:value-type="float" office:value="0.63">
            <text:p>0.63</text:p>
          </table:table-cell>
          <table:table-cell office:value-type="float" office:value="0.81">
            <text:p>0.81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5">
            <text:p>5</text:p>
          </table:table-cell>
          <table:table-cell office:value-type="float" office:value="369">
            <text:p>369</text:p>
          </table:table-cell>
          <table:table-cell office:value-type="float" office:value="604">
            <text:p>604</text:p>
          </table:table-cell>
          <table:table-cell office:value-type="float" office:value="971">
            <text:p>971</text:p>
          </table:table-cell>
          <table:table-cell office:value-type="float" office:value="2585">
            <text:p>2585</text:p>
          </table:table-cell>
          <table:table-cell office:value-type="float" office:value="5240">
            <text:p>5240</text:p>
          </table:table-cell>
          <table:table-cell office:value-type="float" office:value="17163">
            <text:p>17163</text:p>
          </table:table-cell>
          <table:table-cell table:number-columns-repeated="6" office:value-type="float" office:value="0">
            <text:p>0</text:p>
          </table:table-cell>
          <table:table-cell office:value-type="float" office:value="0.63">
            <text:p>0.63</text:p>
          </table:table-cell>
          <table:table-cell office:value-type="float" office:value="0.83">
            <text:p>0.83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7.75">
            <text:p>137.75</text:p>
          </table:table-cell>
          <table:table-cell office:value-type="float" office:value="6559.75">
            <text:p>6559.75</text:p>
          </table:table-cell>
          <table:table-cell office:value-type="float" office:value="19379">
            <text:p>19379</text:p>
          </table:table-cell>
          <table:table-cell office:value-type="float" office:value="12.2175">
            <text:p>12.2175</text:p>
          </table:table-cell>
          <table:table-cell table:number-columns-repeated="3" office:value-type="float" office:value="5">
            <text:p>5</text:p>
          </table:table-cell>
          <table:table-cell office:value-type="float" office:value="458">
            <text:p>458</text:p>
          </table:table-cell>
          <table:table-cell table:number-columns-repeated="2" office:value-type="float" office:value="1045">
            <text:p>1045</text:p>
          </table:table-cell>
          <table:table-cell office:value-type="float" office:value="2307">
            <text:p>2307</text:p>
          </table:table-cell>
          <table:table-cell office:value-type="float" office:value="4876">
            <text:p>4876</text:p>
          </table:table-cell>
          <table:table-cell office:value-type="float" office:value="17418">
            <text:p>17418</text:p>
          </table:table-cell>
          <table:table-cell table:number-columns-repeated="6" office:value-type="float" office:value="0">
            <text:p>0</text:p>
          </table:table-cell>
          <table:table-cell office:value-type="float" office:value="0.63">
            <text:p>0.63</text:p>
          </table:table-cell>
          <table:table-cell office:value-type="float" office:value="0.68">
            <text:p>0.6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23.666666666667">
            <text:p>123.6666666667</text:p>
          </table:table-cell>
          <table:table-cell office:value-type="float" office:value="6371.66666666667">
            <text:p>6371.6666666667</text:p>
          </table:table-cell>
          <table:table-cell office:value-type="float" office:value="23193">
            <text:p>23193</text:p>
          </table:table-cell>
          <table:table-cell office:value-type="float" office:value="11.09">
            <text:p>11.09</text:p>
          </table:table-cell>
          <table:table-cell table:number-columns-repeated="3" office:value-type="float" office:value="5">
            <text:p>5</text:p>
          </table:table-cell>
          <table:table-cell office:value-type="float" office:value="369">
            <text:p>369</text:p>
          </table:table-cell>
          <table:table-cell table:number-columns-repeated="2" office:value-type="float" office:value="941">
            <text:p>941</text:p>
          </table:table-cell>
          <table:table-cell office:value-type="float" office:value="2058">
            <text:p>2058</text:p>
          </table:table-cell>
          <table:table-cell office:value-type="float" office:value="4514">
            <text:p>4514</text:p>
          </table:table-cell>
          <table:table-cell office:value-type="float" office:value="17676">
            <text:p>17676</text:p>
          </table:table-cell>
          <table:table-cell table:number-columns-repeated="6" office:value-type="float" office:value="0">
            <text:p>0</text:p>
          </table:table-cell>
          <table:table-cell office:value-type="float" office:value="0.63">
            <text:p>0.63</text:p>
          </table:table-cell>
          <table:table-cell office:value-type="float" office:value="0.6">
            <text:p>0.6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column table:style-name="co12" table:number-columns-repeated="2" table:default-cell-style-name="Default"/>
        <table:table-column table:style-name="co18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6">
            <text:p>0.6</text:p>
          </table:table-cell>
          <table:table-cell office:value-type="float" office:value="0.63">
            <text:p>0.63</text:p>
          </table:table-cell>
          <table:table-cell office:value-type="float" office:value="1.05">
            <text:p>1.05</text:p>
          </table:table-cell>
          <table:table-cell office:value-type="float" office:value="-5">
            <text:p>-5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.5">
            <text:p>10.5</text:p>
          </table:table-cell>
          <table:table-cell office:value-type="float" office:value="18.1">
            <text:p>18.1</text:p>
          </table:table-cell>
          <table:table-cell office:value-type="float" office:value="22.1">
            <text:p>22.1</text:p>
          </table:table-cell>
          <table:table-cell office:value-type="float" office:value="10164">
            <text:p>10164</text:p>
          </table:table-cell>
          <table:table-cell office:value-type="float" office:value="10474">
            <text:p>10474</text:p>
          </table:table-cell>
          <table:table-cell office:value-type="float" office:value="12338">
            <text:p>123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0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00:45.75</dc:date>
    <dc:creator>Liam Widdess</dc:creator>
    <meta:editing-duration>P2DT3H31M23S</meta:editing-duration>
    <meta:editing-cycles>185</meta:editing-cycles>
    <meta:generator>OpenOffice/4.1.7$Win32 OpenOffice.org_project/417m1$Build-9800</meta:generator>
    <meta:document-statistic meta:table-count="8" meta:cell-count="898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98">
                <text:p>1579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699">
                <text:p>14699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748">
                <text:p>1574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262">
                <text:p>11262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820">
                <text:p>10820</text:p>
              </table:table-cell>
              <table:table-cell office:value-type="float" office:value="15820">
                <text:p>15820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910">
                <text:p>10910</text:p>
              </table:table-cell>
              <table:table-cell office:value-type="float" office:value="15867">
                <text:p>1586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360">
                <text:p>11360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810">
                <text:p>8810</text:p>
              </table:table-cell>
              <table:table-cell office:value-type="float" office:value="11664">
                <text:p>11664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490">
                <text:p>8490</text:p>
              </table:table-cell>
              <table:table-cell office:value-type="float" office:value="11494">
                <text:p>11494</text:p>
              </table:table-cell>
              <table:table-cell office:value-type="float" office:value="17541">
                <text:p>17541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476">
                <text:p>8476</text:p>
              </table:table-cell>
              <table:table-cell office:value-type="float" office:value="11651">
                <text:p>11651</text:p>
              </table:table-cell>
              <table:table-cell office:value-type="float" office:value="18163">
                <text:p>1816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028">
                <text:p>9028</text:p>
              </table:table-cell>
              <table:table-cell office:value-type="float" office:value="12928">
                <text:p>12928</text:p>
              </table:table-cell>
              <table:table-cell office:value-type="float" office:value="18126">
                <text:p>1812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810">
                <text:p>8810</text:p>
              </table:table-cell>
              <table:table-cell office:value-type="float" office:value="12720">
                <text:p>12720</text:p>
              </table:table-cell>
              <table:table-cell office:value-type="float" office:value="17466">
                <text:p>17466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514">
                <text:p>8514</text:p>
              </table:table-cell>
              <table:table-cell office:value-type="float" office:value="12620">
                <text:p>12620</text:p>
              </table:table-cell>
              <table:table-cell office:value-type="float" office:value="17837">
                <text:p>1783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054">
                <text:p>9054</text:p>
              </table:table-cell>
              <table:table-cell office:value-type="float" office:value="13126">
                <text:p>13126</text:p>
              </table:table-cell>
              <table:table-cell office:value-type="float" office:value="18457">
                <text:p>18457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054">
                <text:p>10054</text:p>
              </table:table-cell>
              <table:table-cell office:value-type="float" office:value="13308">
                <text:p>13308</text:p>
              </table:table-cell>
              <table:table-cell office:value-type="float" office:value="18973">
                <text:p>18973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058">
                <text:p>10058</text:p>
              </table:table-cell>
              <table:table-cell office:value-type="float" office:value="13024">
                <text:p>13024</text:p>
              </table:table-cell>
              <table:table-cell office:value-type="float" office:value="18693">
                <text:p>18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912">
                <text:p>9912</text:p>
              </table:table-cell>
              <table:table-cell office:value-type="float" office:value="13022">
                <text:p>13022</text:p>
              </table:table-cell>
              <table:table-cell office:value-type="float" office:value="20087">
                <text:p>2008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422">
                <text:p>10422</text:p>
              </table:table-cell>
              <table:table-cell office:value-type="float" office:value="13510">
                <text:p>13510</text:p>
              </table:table-cell>
              <table:table-cell office:value-type="float" office:value="20416">
                <text:p>2041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378">
                <text:p>10378</text:p>
              </table:table-cell>
              <table:table-cell office:value-type="float" office:value="14100">
                <text:p>14100</text:p>
              </table:table-cell>
              <table:table-cell office:value-type="float" office:value="20439">
                <text:p>20439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0188">
                <text:p>10188</text:p>
              </table:table-cell>
              <table:table-cell office:value-type="float" office:value="13968">
                <text:p>13968</text:p>
              </table:table-cell>
              <table:table-cell office:value-type="float" office:value="21418">
                <text:p>2141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620">
                <text:p>9620</text:p>
              </table:table-cell>
              <table:table-cell office:value-type="float" office:value="14710">
                <text:p>14710</text:p>
              </table:table-cell>
              <table:table-cell office:value-type="float" office:value="23666">
                <text:p>2366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110">
                <text:p>10110</text:p>
              </table:table-cell>
              <table:table-cell office:value-type="float" office:value="15195">
                <text:p>15195</text:p>
              </table:table-cell>
              <table:table-cell office:value-type="float" office:value="25575">
                <text:p>25575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500">
                <text:p>10500</text:p>
              </table:table-cell>
              <table:table-cell office:value-type="float" office:value="16106">
                <text:p>16106</text:p>
              </table:table-cell>
              <table:table-cell office:value-type="float" office:value="27311">
                <text:p>2731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458">
                <text:p>10458</text:p>
              </table:table-cell>
              <table:table-cell office:value-type="float" office:value="17116">
                <text:p>17116</text:p>
              </table:table-cell>
              <table:table-cell office:value-type="float" office:value="28932">
                <text:p>2893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799">
                <text:p>10799</text:p>
              </table:table-cell>
              <table:table-cell office:value-type="float" office:value="17536">
                <text:p>17536</text:p>
              </table:table-cell>
              <table:table-cell office:value-type="float" office:value="30330">
                <text:p>30330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205">
                <text:p>11205</text:p>
              </table:table-cell>
              <table:table-cell office:value-type="float" office:value="18433">
                <text:p>18433</text:p>
              </table:table-cell>
              <table:table-cell office:value-type="float" office:value="31755">
                <text:p>31755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948">
                <text:p>10948</text:p>
              </table:table-cell>
              <table:table-cell office:value-type="float" office:value="18925">
                <text:p>18925</text:p>
              </table:table-cell>
              <table:table-cell office:value-type="float" office:value="33245">
                <text:p>3324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430">
                <text:p>11430</text:p>
              </table:table-cell>
              <table:table-cell office:value-type="float" office:value="19956">
                <text:p>19956</text:p>
              </table:table-cell>
              <table:table-cell office:value-type="float" office:value="33827">
                <text:p>33827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844">
                <text:p>12844</text:p>
              </table:table-cell>
              <table:table-cell office:value-type="float" office:value="21217">
                <text:p>21217</text:p>
              </table:table-cell>
              <table:table-cell office:value-type="float" office:value="34287">
                <text:p>34287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736">
                <text:p>13736</text:p>
              </table:table-cell>
              <table:table-cell office:value-type="float" office:value="21973">
                <text:p>21973</text:p>
              </table:table-cell>
              <table:table-cell office:value-type="float" office:value="32866">
                <text:p>32866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790">
                <text:p>14790</text:p>
              </table:table-cell>
              <table:table-cell office:value-type="float" office:value="22370">
                <text:p>22370</text:p>
              </table:table-cell>
              <table:table-cell office:value-type="float" office:value="31578">
                <text:p>315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460">
                <text:p>15460</text:p>
              </table:table-cell>
              <table:table-cell office:value-type="float" office:value="21678">
                <text:p>21678</text:p>
              </table:table-cell>
              <table:table-cell office:value-type="float" office:value="33214">
                <text:p>3321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5942">
                <text:p>15942</text:p>
              </table:table-cell>
              <table:table-cell office:value-type="float" office:value="21302">
                <text:p>21302</text:p>
              </table:table-cell>
              <table:table-cell office:value-type="float" office:value="33635">
                <text:p>3363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380">
                <text:p>16380</text:p>
              </table:table-cell>
              <table:table-cell office:value-type="float" office:value="22035">
                <text:p>22035</text:p>
              </table:table-cell>
              <table:table-cell office:value-type="float" office:value="31920">
                <text:p>31920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852">
                <text:p>16852</text:p>
              </table:table-cell>
              <table:table-cell office:value-type="float" office:value="22440">
                <text:p>22440</text:p>
              </table:table-cell>
              <table:table-cell office:value-type="float" office:value="31941">
                <text:p>31941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6340">
                <text:p>16340</text:p>
              </table:table-cell>
              <table:table-cell office:value-type="float" office:value="23459">
                <text:p>23459</text:p>
              </table:table-cell>
              <table:table-cell office:value-type="float" office:value="33267">
                <text:p>33267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820">
                <text:p>15820</text:p>
              </table:table-cell>
              <table:table-cell office:value-type="float" office:value="23874">
                <text:p>23874</text:p>
              </table:table-cell>
              <table:table-cell office:value-type="float" office:value="33712">
                <text:p>3371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6195">
                <text:p>16195</text:p>
              </table:table-cell>
              <table:table-cell office:value-type="float" office:value="22045">
                <text:p>22045</text:p>
              </table:table-cell>
              <table:table-cell office:value-type="float" office:value="31421">
                <text:p>31421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370">
                <text:p>16370</text:p>
              </table:table-cell>
              <table:table-cell office:value-type="float" office:value="21846">
                <text:p>21846</text:p>
              </table:table-cell>
              <table:table-cell office:value-type="float" office:value="30864">
                <text:p>30864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959">
                <text:p>15959</text:p>
              </table:table-cell>
              <table:table-cell office:value-type="float" office:value="21761">
                <text:p>21761</text:p>
              </table:table-cell>
              <table:table-cell office:value-type="float" office:value="32593">
                <text:p>32593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5458">
                <text:p>15458</text:p>
              </table:table-cell>
              <table:table-cell office:value-type="float" office:value="21946">
                <text:p>21946</text:p>
              </table:table-cell>
              <table:table-cell office:value-type="float" office:value="33079">
                <text:p>33079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674">
                <text:p>15674</text:p>
              </table:table-cell>
              <table:table-cell office:value-type="float" office:value="21862">
                <text:p>21862</text:p>
              </table:table-cell>
              <table:table-cell office:value-type="float" office:value="31243">
                <text:p>31243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6425">
                <text:p>16425</text:p>
              </table:table-cell>
              <table:table-cell office:value-type="float" office:value="21816">
                <text:p>21816</text:p>
              </table:table-cell>
              <table:table-cell office:value-type="float" office:value="34478">
                <text:p>3447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6180">
                <text:p>16180</text:p>
              </table:table-cell>
              <table:table-cell office:value-type="float" office:value="22982">
                <text:p>22982</text:p>
              </table:table-cell>
              <table:table-cell office:value-type="float" office:value="36297">
                <text:p>36297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6329">
                <text:p>16329</text:p>
              </table:table-cell>
              <table:table-cell office:value-type="float" office:value="23150">
                <text:p>23150</text:p>
              </table:table-cell>
              <table:table-cell office:value-type="float" office:value="37310">
                <text:p>37310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6372">
                <text:p>16372</text:p>
              </table:table-cell>
              <table:table-cell office:value-type="float" office:value="22130">
                <text:p>22130</text:p>
              </table:table-cell>
              <table:table-cell office:value-type="float" office:value="36134">
                <text:p>3613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960">
                <text:p>15960</text:p>
              </table:table-cell>
              <table:table-cell office:value-type="float" office:value="23715">
                <text:p>23715</text:p>
              </table:table-cell>
              <table:table-cell office:value-type="float" office:value="33627">
                <text:p>33627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834">
                <text:p>15834</text:p>
              </table:table-cell>
              <table:table-cell office:value-type="float" office:value="21733">
                <text:p>21733</text:p>
              </table:table-cell>
              <table:table-cell office:value-type="float" office:value="35460">
                <text:p>35460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725">
                <text:p>13725</text:p>
              </table:table-cell>
              <table:table-cell office:value-type="float" office:value="21252">
                <text:p>21252</text:p>
              </table:table-cell>
              <table:table-cell office:value-type="float" office:value="36208">
                <text:p>3620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0856">
                <text:p>10856</text:p>
              </table:table-cell>
              <table:table-cell office:value-type="float" office:value="20385">
                <text:p>20385</text:p>
              </table:table-cell>
              <table:table-cell office:value-type="float" office:value="35178">
                <text:p>35178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9840">
                <text:p>9840</text:p>
              </table:table-cell>
              <table:table-cell office:value-type="float" office:value="19226">
                <text:p>19226</text:p>
              </table:table-cell>
              <table:table-cell office:value-type="float" office:value="32609">
                <text:p>32609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9225">
                <text:p>9225</text:p>
              </table:table-cell>
              <table:table-cell office:value-type="float" office:value="19826">
                <text:p>19826</text:p>
              </table:table-cell>
              <table:table-cell office:value-type="float" office:value="34655">
                <text:p>34655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9299">
                <text:p>9299</text:p>
              </table:table-cell>
              <table:table-cell office:value-type="float" office:value="17767">
                <text:p>17767</text:p>
              </table:table-cell>
              <table:table-cell office:value-type="float" office:value="35162">
                <text:p>3516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9360">
                <text:p>9360</text:p>
              </table:table-cell>
              <table:table-cell office:value-type="float" office:value="17700">
                <text:p>17700</text:p>
              </table:table-cell>
              <table:table-cell office:value-type="float" office:value="34260">
                <text:p>34260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966">
                <text:p>7966</text:p>
              </table:table-cell>
              <table:table-cell office:value-type="float" office:value="15012">
                <text:p>15012</text:p>
              </table:table-cell>
              <table:table-cell office:value-type="float" office:value="31013">
                <text:p>31013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210">
                <text:p>7210</text:p>
              </table:table-cell>
              <table:table-cell office:value-type="float" office:value="14222">
                <text:p>14222</text:p>
              </table:table-cell>
              <table:table-cell office:value-type="float" office:value="28106">
                <text:p>2810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60">
                <text:p>7560</text:p>
              </table:table-cell>
              <table:table-cell office:value-type="float" office:value="13630">
                <text:p>13630</text:p>
              </table:table-cell>
              <table:table-cell office:value-type="float" office:value="23829">
                <text:p>23829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8288">
                <text:p>8288</text:p>
              </table:table-cell>
              <table:table-cell office:value-type="float" office:value="13104">
                <text:p>13104</text:p>
              </table:table-cell>
              <table:table-cell office:value-type="float" office:value="20336">
                <text:p>2033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714">
                <text:p>7714</text:p>
              </table:table-cell>
              <table:table-cell office:value-type="float" office:value="11655">
                <text:p>11655</text:p>
              </table:table-cell>
              <table:table-cell office:value-type="float" office:value="19425">
                <text:p>1942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210">
                <text:p>7210</text:p>
              </table:table-cell>
              <table:table-cell office:value-type="float" office:value="11250">
                <text:p>11250</text:p>
              </table:table-cell>
              <table:table-cell office:value-type="float" office:value="19620">
                <text:p>19620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476">
                <text:p>7476</text:p>
              </table:table-cell>
              <table:table-cell office:value-type="float" office:value="11340">
                <text:p>11340</text:p>
              </table:table-cell>
              <table:table-cell office:value-type="float" office:value="19635">
                <text:p>19635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294">
                <text:p>7294</text:p>
              </table:table-cell>
              <table:table-cell office:value-type="float" office:value="11295">
                <text:p>11295</text:p>
              </table:table-cell>
              <table:table-cell office:value-type="float" office:value="18825">
                <text:p>18825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992">
                <text:p>5992</text:p>
              </table:table-cell>
              <table:table-cell office:value-type="float" office:value="10300">
                <text:p>10300</text:p>
              </table:table-cell>
              <table:table-cell office:value-type="float" office:value="18015">
                <text:p>1801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6748">
                <text:p>6748</text:p>
              </table:table-cell>
              <table:table-cell office:value-type="float" office:value="10800">
                <text:p>10800</text:p>
              </table:table-cell>
              <table:table-cell office:value-type="float" office:value="18390">
                <text:p>18390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098">
                <text:p>7098</text:p>
              </table:table-cell>
              <table:table-cell office:value-type="float" office:value="11144">
                <text:p>11144</text:p>
              </table:table-cell>
              <table:table-cell office:value-type="float" office:value="19155">
                <text:p>19155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6454">
                <text:p>6454</text:p>
              </table:table-cell>
              <table:table-cell office:value-type="float" office:value="10603">
                <text:p>10603</text:p>
              </table:table-cell>
              <table:table-cell office:value-type="float" office:value="18495">
                <text:p>1849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5530">
                <text:p>5530</text:p>
              </table:table-cell>
              <table:table-cell office:value-type="float" office:value="9636">
                <text:p>9636</text:p>
              </table:table-cell>
              <table:table-cell office:value-type="float" office:value="18270">
                <text:p>1827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5166">
                <text:p>5166</text:p>
              </table:table-cell>
              <table:table-cell office:value-type="float" office:value="9656">
                <text:p>9656</text:p>
              </table:table-cell>
              <table:table-cell office:value-type="float" office:value="18105">
                <text:p>18105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6412">
                <text:p>6412</text:p>
              </table:table-cell>
              <table:table-cell office:value-type="float" office:value="10314">
                <text:p>10314</text:p>
              </table:table-cell>
              <table:table-cell office:value-type="float" office:value="17805">
                <text:p>1780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5166">
                <text:p>5166</text:p>
              </table:table-cell>
              <table:table-cell office:value-type="float" office:value="8905">
                <text:p>8905</text:p>
              </table:table-cell>
              <table:table-cell office:value-type="float" office:value="16275">
                <text:p>16275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5530">
                <text:p>5530</text:p>
              </table:table-cell>
              <table:table-cell office:value-type="float" office:value="9534">
                <text:p>9534</text:p>
              </table:table-cell>
              <table:table-cell office:value-type="float" office:value="16950">
                <text:p>16950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5166">
                <text:p>5166</text:p>
              </table:table-cell>
              <table:table-cell office:value-type="float" office:value="9348">
                <text:p>9348</text:p>
              </table:table-cell>
              <table:table-cell office:value-type="float" office:value="17190">
                <text:p>17190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6246">
                <text:p>6246</text:p>
              </table:table-cell>
              <table:table-cell office:value-type="float" office:value="9632">
                <text:p>9632</text:p>
              </table:table-cell>
              <table:table-cell office:value-type="float" office:value="16335">
                <text:p>1633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5166">
                <text:p>5166</text:p>
              </table:table-cell>
              <table:table-cell office:value-type="float" office:value="8895">
                <text:p>8895</text:p>
              </table:table-cell>
              <table:table-cell office:value-type="float" office:value="15165">
                <text:p>15165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5166">
                <text:p>5166</text:p>
              </table:table-cell>
              <table:table-cell office:value-type="float" office:value="8468">
                <text:p>8468</text:p>
              </table:table-cell>
              <table:table-cell office:value-type="float" office:value="14565">
                <text:p>14565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5166">
                <text:p>5166</text:p>
              </table:table-cell>
              <table:table-cell office:value-type="float" office:value="8749">
                <text:p>8749</text:p>
              </table:table-cell>
              <table:table-cell office:value-type="float" office:value="15675">
                <text:p>15675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4578">
                <text:p>4578</text:p>
              </table:table-cell>
              <table:table-cell office:value-type="float" office:value="7709">
                <text:p>7709</text:p>
              </table:table-cell>
              <table:table-cell office:value-type="float" office:value="14115">
                <text:p>14115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3853">
                <text:p>3853</text:p>
              </table:table-cell>
              <table:table-cell office:value-type="float" office:value="7097">
                <text:p>7097</text:p>
              </table:table-cell>
              <table:table-cell office:value-type="float" office:value="16824">
                <text:p>1682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3761">
                <text:p>3761</text:p>
              </table:table-cell>
              <table:table-cell office:value-type="float" office:value="6927">
                <text:p>6927</text:p>
              </table:table-cell>
              <table:table-cell office:value-type="float" office:value="16421">
                <text:p>16421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3246">
                <text:p>3246</text:p>
              </table:table-cell>
              <table:table-cell office:value-type="float" office:value="6212">
                <text:p>6212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2897">
                <text:p>2897</text:p>
              </table:table-cell>
              <table:table-cell office:value-type="float" office:value="5762">
                <text:p>5762</text:p>
              </table:table-cell>
              <table:table-cell office:value-type="float" office:value="16912">
                <text:p>1691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2585">
                <text:p>2585</text:p>
              </table:table-cell>
              <table:table-cell office:value-type="float" office:value="5240">
                <text:p>5240</text:p>
              </table:table-cell>
              <table:table-cell office:value-type="float" office:value="17163">
                <text:p>17163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2307">
                <text:p>2307</text:p>
              </table:table-cell>
              <table:table-cell office:value-type="float" office:value="4876">
                <text:p>4876</text:p>
              </table:table-cell>
              <table:table-cell office:value-type="float" office:value="17418">
                <text:p>1741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2058">
                <text:p>2058</text:p>
              </table:table-cell>
              <table:table-cell office:value-type="float" office:value="4514">
                <text:p>4514</text:p>
              </table:table-cell>
              <table:table-cell office:value-type="float" office:value="17676">
                <text:p>1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559.75">
                <text:p>6559.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371.66666666667">
                <text:p>6371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4cm" svg:y="1.404cm" svg:width="30.895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175">
                <text:p>12.21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1cm" svg:y="1.352cm" svg:width="31.355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7153791584208">
                <text:p>1.2715379158420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4934966273541">
                <text:p>1.04934966273541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6073014481454">
                <text:p>1.0607301448145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959221865566">
                <text:p>1.0795922186556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826236489637">
                <text:p>1.10826236489637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7440363049132">
                <text:p>1.0744036304913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7846517801313">
                <text:p>1.0784651780131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5688814857078">
                <text:p>1.0568881485707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2583310347939">
                <text:p>1.02583310347939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6716365820375">
                <text:p>1.0671636582037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5371651343851">
                <text:p>1.05371651343851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5150528397158">
                <text:p>1.0515052839715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6166667395236">
                <text:p>1.061666673952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6589216874729">
                <text:p>1.06589216874729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323543517947">
                <text:p>1.04323543517947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2235778090891">
                <text:p>1.02235778090891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10148086553438">
                <text:p>1.1014808655343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2364020772552">
                <text:p>1.12364020772552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5765438263851">
                <text:p>1.157654382638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2425606760983">
                <text:p>1.22425606760983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9471232403964">
                <text:p>1.19471232403964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6863173540949">
                <text:p>1.1686317354094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4089103984779">
                <text:p>1.1408910398477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9943534981476">
                <text:p>1.19943534981476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17339141716011">
                <text:p>1.17339141716011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8386966191813">
                <text:p>1.18386966191813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726783157678">
                <text:p>1.1072678315767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74911539078716">
                <text:p>0.97491153907871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90468611818857">
                <text:p>0.99046861181885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987885627958695">
                <text:p>0.98788562795869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970143438166605">
                <text:p>0.970143438166605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04753754565552">
                <text:p>1.0475375456555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1637971719462">
                <text:p>1.0163797171946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1856343972708">
                <text:p>1.01856343972708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764731265138">
                <text:p>1.02764731265138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.0448361303957">
                <text:p>1.0448361303957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4372804827651">
                <text:p>1.04372804827651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6029689999718">
                <text:p>1.06029689999718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7017188939869">
                <text:p>1.07017188939869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1943626691937">
                <text:p>0.98194362669193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98268146156452">
                <text:p>0.998268146156452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762501819293">
                <text:p>1.0176250181929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6741431460954">
                <text:p>1.0674143146095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03092316674808">
                <text:p>1.03092316674808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728169753789126">
                <text:p>0.72816975378912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3780222420979">
                <text:p>0.93780222420979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0.85621938529066">
                <text:p>0.8562193852906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776175238139595">
                <text:p>0.776175238139595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991185672864259">
                <text:p>0.991185672864259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68142734771878">
                <text:p>0.68142734771878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7131227904657">
                <text:p>0.97131227904657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946435334645952">
                <text:p>0.946435334645952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646235740339034">
                <text:p>0.64623574033903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659615650630541">
                <text:p>0.659615650630541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8340808434521">
                <text:p>0.97834080843452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567571152458765">
                <text:p>0.56757115245876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612671629511111">
                <text:p>0.61267162951111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27142851937586">
                <text:p>0.92714285193758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899602762159762">
                <text:p>0.89960276215976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36935915260628">
                <text:p>0.93693591526062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27142851937586">
                <text:p>0.92714285193758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73184516528939">
                <text:p>0.973184516528939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85907773819999">
                <text:p>0.8590777381999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75578742115882">
                <text:p>0.97557874211588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7113702243678">
                <text:p>0.97113702243678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38766429785368">
                <text:p>0.93876642978536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887766408705845">
                <text:p>0.887766408705845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.00564937037882">
                <text:p>1.0056493703788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.01275592416758">
                <text:p>1.01275592416758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850721594984303">
                <text:p>0.850721594984303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806321080395508">
                <text:p>0.80632108039550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842864331149763">
                <text:p>0.842864331149763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82019266693066">
                <text:p>0.82019266693066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9297069440259">
                <text:p>0.99297069440259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648712364966004">
                <text:p>0.64871236496600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65671192300976">
                <text:p>0.6567119230097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525108579286336">
                <text:p>0.52510857928633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9379">
                <text:p>1937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23193">
                <text:p>23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